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" svg:font-family="'Courier New', monospace"/>
    <style:font-face style:name="Monospace" svg:font-family="Monospace"/>
    <style:font-face style:name="Times New Roman1" svg:font-family="'Times New Roman', serif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text-align="justify" style:justify-single-word="false"/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a84892" officeooo:paragraph-rsid="00e64e93" style:font-style-asian="normal" style:font-style-complex="normal"/>
    </style:style>
    <style:style style:name="P2" style:family="paragraph" style:parent-style-name="Text_20_body">
      <style:paragraph-properties fo:margin-top="0in" fo:margin-bottom="0in" loext:contextual-spacing="false" fo:text-align="justify" style:justify-single-word="false"/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a84892" officeooo:paragraph-rsid="012fc089" style:font-style-asian="normal" style:font-style-complex="normal"/>
    </style:style>
    <style:style style:name="P3" style:family="paragraph" style:parent-style-name="Text_20_body">
      <style:paragraph-properties fo:margin-top="0in" fo:margin-bottom="0in" loext:contextual-spacing="false" fo:text-align="justify" style:justify-single-word="false"/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a84892" officeooo:paragraph-rsid="0192d694" style:font-style-asian="normal" style:font-style-complex="normal"/>
    </style:style>
    <style:style style:name="P4" style:family="paragraph" style:parent-style-name="Text_20_body">
      <style:paragraph-properties fo:margin-top="0in" fo:margin-bottom="0in" loext:contextual-spacing="false" fo:text-align="justify" style:justify-single-word="false"/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6ebed5" officeooo:paragraph-rsid="016e7072" style:font-style-asian="normal" style:font-style-complex="normal"/>
    </style:style>
    <style:style style:name="P5" style:family="paragraph" style:parent-style-name="Text_20_body">
      <style:paragraph-properties fo:margin-top="0in" fo:margin-bottom="0in" loext:contextual-spacing="false" fo:text-align="justify" style:justify-single-word="false"/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32f10e" officeooo:paragraph-rsid="0132f10e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P6" style:family="paragraph" style:parent-style-name="Text_20_body">
      <style:paragraph-properties fo:margin-top="0in" fo:margin-bottom="0in" loext:contextual-spacing="false" fo:text-align="justify" style:justify-single-word="false"/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6e7072" officeooo:paragraph-rsid="0172191a"/>
    </style:style>
    <style:style style:name="P7" style:family="paragraph" style:parent-style-name="Text_20_body">
      <style:paragraph-properties fo:margin-top="0in" fo:margin-bottom="0in" loext:contextual-spacing="false" fo:text-align="justify" style:justify-single-word="false"/>
    </style:style>
    <style:style style:name="P8" style:family="paragraph" style:parent-style-name="Text_20_body">
      <style:paragraph-properties fo:margin-top="0in" fo:margin-bottom="0in" loext:contextual-spacing="false" fo:text-align="justify" style:justify-single-word="false"/>
      <style:text-properties officeooo:paragraph-rsid="018d82c5"/>
    </style:style>
    <style:style style:name="P9" style:family="paragraph" style:parent-style-name="Text_20_body">
      <style:paragraph-properties fo:margin-top="0in" fo:margin-bottom="0in" loext:contextual-spacing="false" fo:text-align="justify" style:justify-single-word="false"/>
      <style:text-properties officeooo:paragraph-rsid="0192d694"/>
    </style:style>
    <style:style style:name="P10" style:family="paragraph" style:parent-style-name="Text_20_body">
      <style:paragraph-properties fo:margin-top="0in" fo:margin-bottom="0in" loext:contextual-spacing="false" fo:text-align="justify" style:justify-single-word="false"/>
      <style:text-properties officeooo:paragraph-rsid="0105ba05"/>
    </style:style>
    <style:style style:name="P11" style:family="paragraph" style:parent-style-name="Text_20_body">
      <style:paragraph-properties fo:margin-top="0in" fo:margin-bottom="0in" loext:contextual-spacing="false" fo:text-align="justify" style:justify-single-word="false"/>
      <style:text-properties officeooo:paragraph-rsid="019e49ea"/>
    </style:style>
    <style:style style:name="P12" style:family="paragraph" style:parent-style-name="Text_20_body">
      <style:paragraph-properties fo:margin-top="0in" fo:margin-bottom="0in" loext:contextual-spacing="false" fo:text-align="justify" style:justify-single-word="false"/>
      <style:text-properties fo:color="#ffff00" officeooo:paragraph-rsid="00e64e93"/>
    </style:style>
    <style:style style:name="P13" style:family="paragraph" style:parent-style-name="Text_20_body">
      <style:paragraph-properties fo:margin-top="0in" fo:margin-bottom="0in" loext:contextual-spacing="false" fo:text-align="justify" style:justify-single-word="false"/>
      <style:text-properties officeooo:rsid="00e64e93" officeooo:paragraph-rsid="01703948"/>
    </style:style>
    <style:style style:name="P14" style:family="paragraph" style:parent-style-name="Text_20_body">
      <style:paragraph-properties fo:margin-top="0in" fo:margin-bottom="0in" loext:contextual-spacing="false" fo:text-align="justify" style:justify-single-word="false"/>
      <style:text-properties style:use-window-font-color="true" officeooo:paragraph-rsid="0182154a"/>
    </style:style>
    <style:style style:name="P15" style:family="paragraph" style:parent-style-name="Text_20_body">
      <style:paragraph-properties fo:margin-left="0.5in" fo:margin-right="0in" fo:margin-top="0in" fo:margin-bottom="0in" loext:contextual-spacing="false" fo:text-align="justify" style:justify-single-word="false" fo:text-indent="0in" style:auto-text-indent="false"/>
      <style:text-properties style:use-window-font-color="true" fo:font-size="16pt" fo:font-weight="bold" officeooo:paragraph-rsid="00e64e93"/>
    </style:style>
    <style:style style:name="P16" style:family="paragraph" style:parent-style-name="Text_20_body">
      <style:paragraph-properties fo:margin-left="0.5in" fo:margin-right="0in" fo:margin-top="0in" fo:margin-bottom="0in" loext:contextual-spacing="false" fo:text-align="justify" style:justify-single-word="false" fo:text-indent="0in" style:auto-text-indent="false"/>
      <style:text-properties style:use-window-font-color="true" fo:font-size="16pt" fo:font-weight="bold" officeooo:paragraph-rsid="00e72561"/>
    </style:style>
    <style:style style:name="P17" style:family="paragraph" style:parent-style-name="Text_20_body">
      <style:paragraph-properties fo:margin-left="0.5in" fo:margin-right="0in" fo:margin-top="0in" fo:margin-bottom="0in" loext:contextual-spacing="false" fo:text-align="justify" style:justify-single-word="false" fo:text-indent="0in" style:auto-text-indent="false"/>
      <style:text-properties style:use-window-font-color="true" fo:font-size="16pt" fo:font-weight="bold" fo:background-color="#ffffff"/>
    </style:style>
    <style:style style:name="P18" style:family="paragraph" style:parent-style-name="Text_20_body">
      <style:paragraph-properties fo:margin-left="0.5in" fo:margin-right="0in" fo:margin-top="0in" fo:margin-bottom="0in" loext:contextual-spacing="false" fo:text-align="justify" style:justify-single-word="false" fo:text-indent="0in" style:auto-text-indent="false"/>
      <style:text-properties style:use-window-font-color="true" fo:font-size="16pt" fo:font-weight="bold" officeooo:paragraph-rsid="01adba1c" fo:background-color="#ffffff" style:font-weight-asian="bold" style:font-weight-complex="bold"/>
    </style:style>
    <style:style style:name="P19" style:family="paragraph" style:parent-style-name="Text_20_body">
      <style:paragraph-properties fo:margin-left="0.5in" fo:margin-right="0in" fo:margin-top="0in" fo:margin-bottom="0in" loext:contextual-spacing="false" fo:text-align="justify" style:justify-single-word="false" fo:text-indent="0in" style:auto-text-indent="false"/>
      <style:text-properties style:use-window-font-color="true" fo:font-size="16pt" fo:font-weight="bold" officeooo:rsid="01adba1c" officeooo:paragraph-rsid="01b33252" fo:background-color="#ffffff" style:font-size-asian="16pt" style:font-weight-asian="bold" style:font-size-complex="16pt" style:font-weight-complex="bold"/>
    </style:style>
    <style:style style:name="P20" style:family="paragraph" style:parent-style-name="Text_20_body">
      <style:paragraph-properties fo:margin-left="0.5in" fo:margin-right="0in" fo:margin-top="0in" fo:margin-bottom="0in" loext:contextual-spacing="false" fo:text-align="justify" style:justify-single-word="false" fo:text-indent="0in" style:auto-text-indent="false"/>
      <style:text-properties style:use-window-font-color="true" fo:font-size="16pt"/>
    </style:style>
    <style:style style:name="P21" style:family="paragraph" style:parent-style-name="Text_20_body">
      <style:paragraph-properties fo:margin-left="0.5in" fo:margin-right="0in" fo:margin-top="0in" fo:margin-bottom="0in" loext:contextual-spacing="false" fo:text-align="justify" style:justify-single-word="false" fo:text-indent="0in" style:auto-text-indent="false"/>
      <style:text-properties style:use-window-font-color="true" fo:font-size="16pt" officeooo:rsid="00e64e93" officeooo:paragraph-rsid="012beee4"/>
    </style:style>
    <style:style style:name="P22" style:family="paragraph" style:parent-style-name="Text_20_body">
      <style:paragraph-properties fo:margin-left="0.5in" fo:margin-right="0in" fo:margin-top="0in" fo:margin-bottom="0in" loext:contextual-spacing="false" fo:text-align="justify" style:justify-single-word="false" fo:text-indent="0in" style:auto-text-indent="false"/>
      <style:text-properties style:use-window-font-color="true" fo:font-style="italic" officeooo:paragraph-rsid="00e64e93" style:font-style-asian="italic" style:font-style-complex="italic"/>
    </style:style>
    <style:style style:name="P23" style:family="paragraph" style:parent-style-name="Text_20_body">
      <style:paragraph-properties fo:margin-left="0.5in" fo:margin-right="0in" fo:margin-top="0in" fo:margin-bottom="0in" loext:contextual-spacing="false" fo:text-align="justify" style:justify-single-word="false" fo:text-indent="0in" style:auto-text-indent="false"/>
      <style:text-properties style:use-window-font-color="true" style:font-name="Times New Roman1" fo:font-size="16pt" fo:font-weight="bold" officeooo:paragraph-rsid="00eb2afe"/>
    </style:style>
    <style:style style:name="P24" style:family="paragraph" style:parent-style-name="Text_20_body">
      <style:paragraph-properties fo:margin-left="0.5in" fo:margin-right="0in" fo:margin-top="0in" fo:margin-bottom="0in" loext:contextual-spacing="false" fo:text-align="justify" style:justify-single-word="false" fo:text-indent="0in" style:auto-text-indent="false"/>
      <style:text-properties officeooo:paragraph-rsid="00e72561"/>
    </style:style>
    <style:style style:name="P25" style:family="paragraph" style:parent-style-name="Text_20_body">
      <style:paragraph-properties fo:margin-left="0.5in" fo:margin-right="0in" fo:margin-top="0in" fo:margin-bottom="0in" loext:contextual-spacing="false" fo:text-align="justify" style:justify-single-word="false" fo:text-indent="0in" style:auto-text-indent="false"/>
      <style:text-properties fo:font-variant="normal" fo:text-transform="none" style:use-window-font-color="true" style:font-name="Times New Roman1" fo:font-size="16pt" fo:font-style="normal" fo:font-weight="normal" officeooo:paragraph-rsid="00eb2afe"/>
    </style:style>
    <style:style style:name="P26" style:family="paragraph" style:parent-style-name="Text_20_body">
      <style:paragraph-properties fo:margin-left="0.5in" fo:margin-right="0in" fo:margin-top="0in" fo:margin-bottom="0in" loext:contextual-spacing="false" fo:text-align="justify" style:justify-single-word="false" fo:text-indent="0in" style:auto-text-indent="false"/>
      <style:text-properties fo:font-variant="normal" fo:text-transform="none" style:use-window-font-color="true" style:font-name="Times New Roman1" fo:font-size="16pt" fo:font-style="normal" fo:font-weight="normal" officeooo:rsid="01a90768" officeooo:paragraph-rsid="01a90768" style:font-style-asian="normal" style:font-style-complex="normal"/>
    </style:style>
    <style:style style:name="P27" style:family="paragraph" style:parent-style-name="Text_20_body">
      <style:paragraph-properties fo:margin-left="0.5in" fo:margin-right="0in" fo:margin-top="0in" fo:margin-bottom="0in" loext:contextual-spacing="false" fo:text-align="justify" style:justify-single-word="false" fo:text-indent="0in" style:auto-text-indent="false"/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1f4e84" officeooo:paragraph-rsid="00e72561"/>
    </style:style>
    <style:style style:name="P28" style:family="paragraph" style:parent-style-name="Text_20_body">
      <style:paragraph-properties fo:margin-left="0.5in" fo:margin-right="0in" fo:margin-top="0in" fo:margin-bottom="0in" loext:contextual-spacing="false" fo:text-align="justify" style:justify-single-word="false" fo:text-indent="0in" style:auto-text-indent="false"/>
      <style:text-properties fo:font-variant="normal" fo:text-transform="none" style:use-window-font-color="true" style:font-name="Times New Roman1" fo:font-size="16pt" fo:language="it" fo:country="IT" fo:font-style="normal" fo:font-weight="normal" officeooo:rsid="01afacbd" officeooo:paragraph-rsid="01b33252" fo:background-color="#ffffff" style:font-name-asian="Times New Roman1" style:font-size-asian="12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P29" style:family="paragraph" style:parent-style-name="Text_20_body">
      <style:paragraph-properties fo:margin-left="0.5in" fo:margin-right="0in" fo:margin-top="0in" fo:margin-bottom="0in" loext:contextual-spacing="false" fo:text-align="justify" style:justify-single-word="false" fo:text-indent="0in" style:auto-text-indent="false"/>
      <style:text-properties fo:font-variant="normal" fo:text-transform="none" style:use-window-font-color="true" style:font-name="Times New Roman" fo:font-size="22pt" fo:language="it" fo:country="IT" fo:font-style="italic" fo:font-weight="normal" officeooo:rsid="015c9504" officeooo:paragraph-rsid="01229594" style:font-name-asian="Times New Roman1" style:font-size-asian="22pt" style:language-asian="zxx" style:country-asian="none" style:font-style-asian="italic" style:font-weight-asian="normal" style:font-name-complex="Times New Roman1" style:font-size-complex="22pt" style:language-complex="ar" style:country-complex="SA" style:font-style-complex="italic" style:font-weight-complex="normal"/>
    </style:style>
    <style:style style:name="P30" style:family="paragraph" style:parent-style-name="Text_20_body">
      <style:paragraph-properties fo:margin-left="0.5in" fo:margin-right="0in" fo:margin-top="0in" fo:margin-bottom="0in" loext:contextual-spacing="false" fo:text-align="justify" style:justify-single-word="false" fo:text-indent="0in" style:auto-text-indent="false"/>
      <style:text-properties fo:font-size="16pt" officeooo:paragraph-rsid="017aecd0"/>
    </style:style>
    <style:style style:name="P31" style:family="paragraph" style:parent-style-name="Text_20_body">
      <style:paragraph-properties fo:margin-left="0.5in" fo:margin-right="0in" fo:margin-top="0in" fo:margin-bottom="0in" loext:contextual-spacing="false" fo:text-align="justify" style:justify-single-word="false" fo:text-indent="0in" style:auto-text-indent="false"/>
      <style:text-properties fo:color="#000000" fo:font-size="16pt" fo:font-weight="bold" officeooo:rsid="01adba1c" officeooo:paragraph-rsid="01b33252" fo:background-color="#ffffff" style:font-size-asian="16pt" style:font-weight-asian="bold" style:font-size-complex="16pt" style:font-weight-complex="bold"/>
    </style:style>
    <style:style style:name="P32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officeooo:paragraph-rsid="018d82c5"/>
    </style:style>
    <style:style style:name="P33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fo:font-variant="normal" fo:text-transform="none" style:use-window-font-color="true" style:font-name="Times New Roman1" fo:font-size="16pt" fo:language="it" fo:country="IT" fo:font-style="normal" fo:font-weight="normal" officeooo:rsid="013f50cd" officeooo:paragraph-rsid="018d82c5" fo:background-color="#ffffff" style:font-name-asian="Times New Roman1" style:font-size-asian="12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P34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c7fcd4" officeooo:paragraph-rsid="0172191a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P35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officeooo:paragraph-rsid="0182154a"/>
    </style:style>
    <style:style style:name="P36" style:family="paragraph" style:parent-style-name="Text_20_body" style:master-page-name="HTML">
      <style:paragraph-properties fo:margin-top="0in" fo:margin-bottom="0in" loext:contextual-spacing="false" fo:text-align="justify" style:justify-single-word="false" style:page-number="auto"/>
      <style:text-properties style:use-window-font-color="true" officeooo:paragraph-rsid="01964ed6"/>
    </style:style>
    <style:style style:name="P37" style:family="paragraph" style:parent-style-name="Text_20_body" style:list-style-name="L1">
      <style:paragraph-properties fo:margin-top="0in" fo:margin-bottom="0in" loext:contextual-spacing="false" fo:text-align="justify" style:justify-single-word="false"/>
      <style:text-properties officeooo:paragraph-rsid="01665643"/>
    </style:style>
    <style:style style:name="P38" style:family="paragraph" style:parent-style-name="Text_20_body" style:list-style-name="L1">
      <style:paragraph-properties fo:margin-top="0in" fo:margin-bottom="0in" loext:contextual-spacing="false" fo:text-align="justify" style:justify-single-word="false"/>
      <style:text-properties fo:font-variant="normal" fo:text-transform="none" style:use-window-font-color="true" style:font-name="Times New Roman1" fo:font-size="16pt" fo:language="it" fo:country="IT" fo:font-style="normal" fo:font-weight="normal" officeooo:rsid="0155bf02" officeooo:paragraph-rsid="016215b2" style:font-name-asian="Times New Roman1" style:font-size-asian="12pt" style:language-asian="zxx" style:country-asian="none" style:font-weight-asian="bold" style:font-name-complex="Times New Roman1" style:font-size-complex="12pt" style:language-complex="ar" style:country-complex="SA" style:font-weight-complex="bold"/>
    </style:style>
    <style:style style:name="P39" style:family="paragraph" style:parent-style-name="Text_20_body" style:list-style-name="L2">
      <style:paragraph-properties fo:margin-top="0in" fo:margin-bottom="0in" loext:contextual-spacing="false" fo:text-align="justify" style:justify-single-word="false"/>
      <style:text-properties fo:font-variant="normal" fo:text-transform="none" style:use-window-font-color="true" style:font-name="Times New Roman1" fo:font-size="16pt" fo:font-style="normal" fo:font-weight="normal" officeooo:rsid="00283f89" officeooo:paragraph-rsid="01a90768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P40" style:family="paragraph" style:parent-style-name="Text_20_body">
      <style:paragraph-properties fo:margin-top="0in" fo:margin-bottom="0in" loext:contextual-spacing="false" fo:text-align="justify" style:justify-single-word="false"/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b881fe" officeooo:paragraph-rsid="01b881fe" style:font-style-asian="normal" style:font-style-complex="normal"/>
    </style:style>
    <style:style style:name="P41" style:family="paragraph" style:parent-style-name="Text_20_body" style:list-style-name="L1">
      <style:paragraph-properties fo:margin-top="0in" fo:margin-bottom="0in" loext:contextual-spacing="false" fo:text-align="justify" style:justify-single-word="false"/>
      <style:text-properties fo:font-size="16pt" officeooo:paragraph-rsid="01adba1c"/>
    </style:style>
    <style:style style:name="P42" style:family="paragraph" style:parent-style-name="Text_20_body" style:list-style-name="L1" style:master-page-name="">
      <loext:graphic-properties draw:fill="none"/>
      <style:paragraph-properties fo:margin-top="0in" fo:margin-bottom="0in" loext:contextual-spacing="false" fo:text-align="justify" style:justify-single-word="false" fo:orphans="2" fo:widows="2" style:page-number="auto" fo:background-color="transparent" style:writing-mode="lr-tb"/>
      <style:text-properties officeooo:paragraph-rsid="01835ef9"/>
    </style:style>
    <style:style style:name="P43" style:family="paragraph" style:parent-style-name="Text_20_body" style:list-style-name="L1">
      <loext:graphic-properties draw:fill="none"/>
      <style:paragraph-properties fo:margin-top="0in" fo:margin-bottom="0in" loext:contextual-spacing="false" fo:text-align="justify" style:justify-single-word="false" fo:orphans="2" fo:widows="2" fo:background-color="transparent" style:writing-mode="lr-tb"/>
      <style:text-properties officeooo:paragraph-rsid="01835ef9"/>
    </style:style>
    <style:style style:name="P44" style:family="paragraph" style:parent-style-name="Text_20_body" style:list-style-name="L1">
      <style:paragraph-properties fo:margin-left="1in" fo:margin-right="0in" fo:margin-top="0in" fo:margin-bottom="0in" loext:contextual-spacing="false" fo:text-align="justify" style:justify-single-word="false" fo:text-indent="-0.25in" style:auto-text-indent="false"/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81213c" officeooo:paragraph-rsid="01150676" fo:background-color="transparent" style:font-name-asian="Times New Roman1" style:font-size-asian="12pt" style:language-asian="zxx" style:country-asian="none" style:font-weight-asian="bold" style:font-name-complex="Times New Roman1" style:font-size-complex="12pt" style:language-complex="ar" style:country-complex="SA" style:font-weight-complex="bold"/>
    </style:style>
    <style:style style:name="P45" style:family="paragraph" style:parent-style-name="Text_20_body" style:list-style-name="L2">
      <style:paragraph-properties fo:margin-left="1in" fo:margin-right="0in" fo:margin-top="0in" fo:margin-bottom="0in" loext:contextual-spacing="false" fo:text-align="justify" style:justify-single-word="false" fo:text-indent="-0.25in" style:auto-text-indent="false"/>
      <style:text-properties officeooo:paragraph-rsid="01835ef9"/>
    </style:style>
    <style:style style:name="P46" style:family="paragraph" style:parent-style-name="Text_20_body" style:list-style-name="L2">
      <style:paragraph-properties fo:margin-left="1in" fo:margin-right="0in" fo:margin-top="0in" fo:margin-bottom="0in" loext:contextual-spacing="false" fo:text-align="justify" style:justify-single-word="false" fo:text-indent="-0.25in" style:auto-text-indent="false"/>
      <style:text-properties officeooo:paragraph-rsid="00eb2afe"/>
    </style:style>
    <style:style style:name="P47" style:family="paragraph" style:parent-style-name="Text_20_body" style:list-style-name="L2">
      <style:paragraph-properties fo:margin-left="0.75in" fo:margin-right="0in" fo:margin-top="0in" fo:margin-bottom="0in" loext:contextual-spacing="false" fo:text-align="justify" style:justify-single-word="false" fo:text-indent="0in" style:auto-text-indent="false"/>
      <style:text-properties style:use-window-font-color="true" fo:font-size="16pt" fo:language="it" fo:country="IT" officeooo:paragraph-rsid="01835ef9"/>
    </style:style>
    <style:style style:name="T1" style:family="text">
      <style:text-properties fo:font-variant="normal" fo:text-transform="none" style:font-name="Times New Roman1" fo:font-size="16pt" fo:letter-spacing="normal" fo:language="it" fo:country="IT" fo:font-style="normal" fo:font-weight="normal"/>
    </style:style>
    <style:style style:name="T2" style:family="text">
      <style:text-properties fo:font-variant="normal" fo:text-transform="none" style:font-name="Times New Roman1" fo:font-size="16pt" fo:letter-spacing="normal" fo:language="it" fo:country="IT" fo:font-style="normal" fo:font-weight="normal" officeooo:rsid="00295042"/>
    </style:style>
    <style:style style:name="T3" style:family="text">
      <style:text-properties fo:font-variant="normal" fo:text-transform="none" style:font-name="Times New Roman1" fo:font-size="16pt" fo:letter-spacing="normal" fo:language="it" fo:country="IT" fo:font-style="normal" fo:font-weight="normal" officeooo:rsid="00a480c2"/>
    </style:style>
    <style:style style:name="T4" style:family="text">
      <style:text-properties fo:font-variant="normal" fo:text-transform="none" style:font-name="Times New Roman1" fo:font-size="16pt" fo:letter-spacing="normal" fo:language="it" fo:country="IT" fo:font-style="normal" fo:font-weight="normal" officeooo:rsid="00a84892"/>
    </style:style>
    <style:style style:name="T5" style:family="text">
      <style:text-properties fo:font-variant="normal" fo:text-transform="none" style:font-name="Times New Roman1" fo:font-size="16pt" fo:letter-spacing="normal" fo:language="it" fo:country="IT" fo:font-style="normal" fo:font-weight="normal" officeooo:rsid="00de7942"/>
    </style:style>
    <style:style style:name="T6" style:family="text">
      <style:text-properties fo:font-variant="normal" fo:text-transform="none" style:font-name="Times New Roman1" fo:font-size="16pt" fo:letter-spacing="normal" fo:language="it" fo:country="IT" fo:font-style="normal" fo:font-weight="normal" officeooo:rsid="016e7072" fo:background-color="transparent" loext:char-shading-value="0"/>
    </style:style>
    <style:style style:name="T7" style:family="text">
      <style:text-properties fo:font-variant="normal" fo:text-transform="none" style:font-name="Times New Roman1" fo:font-size="16pt" fo:letter-spacing="normal" fo:language="it" fo:country="IT" fo:font-style="normal" fo:font-weight="normal" officeooo:rsid="001ee380" fo:background-color="transparent" loext:char-shading-value="0"/>
    </style:style>
    <style:style style:name="T8" style:family="text">
      <style:text-properties fo:font-variant="normal" fo:text-transform="none" style:font-name="Times New Roman1" fo:font-size="16pt" fo:letter-spacing="normal" fo:language="it" fo:country="IT" fo:font-style="normal" fo:font-weight="normal" officeooo:rsid="0172191a" fo:background-color="transparent" loext:char-shading-value="0"/>
    </style:style>
    <style:style style:name="T9" style:family="text">
      <style:text-properties fo:font-variant="normal" fo:text-transform="none" style:font-name="Times New Roman1" fo:font-size="16pt" fo:letter-spacing="normal" fo:language="it" fo:country="IT" fo:font-style="normal" fo:font-weight="normal" officeooo:rsid="00e2235d"/>
    </style:style>
    <style:style style:name="T10" style:family="text">
      <style:text-properties fo:font-variant="normal" fo:text-transform="none" style:font-name="Times New Roman1" fo:font-size="16pt" fo:letter-spacing="normal" fo:language="it" fo:country="IT" fo:font-style="normal" fo:font-weight="normal" officeooo:rsid="00efaab4"/>
    </style:style>
    <style:style style:name="T11" style:family="text">
      <style:text-properties fo:font-variant="normal" fo:text-transform="none" style:font-name="Times New Roman1" fo:font-size="16pt" fo:letter-spacing="normal" fo:language="it" fo:country="IT" fo:font-style="normal" fo:font-weight="normal" officeooo:rsid="010582ca"/>
    </style:style>
    <style:style style:name="T12" style:family="text">
      <style:text-properties fo:font-variant="normal" fo:text-transform="none" style:font-name="Times New Roman1" fo:font-size="16pt" fo:letter-spacing="normal" fo:language="it" fo:country="IT" fo:font-style="normal" fo:font-weight="normal" officeooo:rsid="016e7072" style:font-style-asian="normal" style:font-style-complex="normal"/>
    </style:style>
    <style:style style:name="T13" style:family="text">
      <style:text-properties fo:font-variant="normal" fo:text-transform="none" style:font-name="Times New Roman1" fo:font-size="16pt" fo:letter-spacing="normal" fo:language="it" fo:country="IT" fo:font-style="normal" fo:font-weight="normal" officeooo:rsid="016e7072"/>
    </style:style>
    <style:style style:name="T14" style:family="text">
      <style:text-properties fo:font-variant="normal" fo:text-transform="none" style:font-name="Times New Roman1" fo:font-size="16pt" fo:letter-spacing="normal" fo:language="it" fo:country="IT" fo:font-style="normal" fo:font-weight="normal" officeooo:rsid="016ebed5"/>
    </style:style>
    <style:style style:name="T15" style:family="text">
      <style:text-properties fo:font-variant="normal" fo:text-transform="none" style:font-name="Times New Roman1" fo:font-size="16pt" fo:letter-spacing="normal" fo:language="it" fo:country="IT" fo:font-style="normal" fo:font-weight="normal" officeooo:rsid="0182154a"/>
    </style:style>
    <style:style style:name="T16" style:family="text">
      <style:text-properties fo:font-variant="normal" fo:text-transform="none" style:font-name="Times New Roman1" fo:font-size="16pt" fo:letter-spacing="normal" fo:language="it" fo:country="IT" fo:font-style="normal" fo:font-weight="normal" officeooo:rsid="016e7072" fo:background-color="#ffffff" loext:char-shading-value="0" style:font-style-asian="normal" style:font-style-complex="normal"/>
    </style:style>
    <style:style style:name="T17" style:family="text">
      <style:text-properties fo:font-variant="normal" fo:text-transform="none" style:font-name="Times New Roman1" fo:font-size="16pt" fo:letter-spacing="normal" fo:language="it" fo:country="IT" fo:font-style="normal" fo:font-weight="normal" officeooo:rsid="01b924d0" fo:background-color="#ffffff" loext:char-shading-value="0" style:font-style-asian="normal" style:font-style-complex="normal"/>
    </style:style>
    <style:style style:name="T18" style:family="text">
      <style:text-properties fo:font-variant="normal" fo:text-transform="none" style:font-name="Times New Roman1" fo:font-size="16pt" fo:letter-spacing="normal" fo:language="it" fo:country="IT" fo:font-style="normal" fo:font-weight="normal" officeooo:rsid="01bbcbc9" fo:background-color="#ffffff" loext:char-shading-value="0" style:font-style-asian="normal" style:font-style-complex="normal"/>
    </style:style>
    <style:style style:name="T19" style:family="text">
      <style:text-properties fo:font-variant="normal" fo:text-transform="none" style:font-name="Times New Roman1" fo:font-size="16pt" fo:letter-spacing="normal" fo:language="it" fo:country="IT" fo:font-style="normal" fo:font-weight="normal" officeooo:rsid="01964ed6"/>
    </style:style>
    <style:style style:name="T20" style:family="text">
      <style:text-properties fo:font-variant="normal" fo:text-transform="none" style:font-name="Times New Roman1" fo:font-size="16pt" fo:letter-spacing="normal" fo:language="it" fo:country="IT" fo:font-style="normal" fo:font-weight="normal" officeooo:rsid="01975df6"/>
    </style:style>
    <style:style style:name="T21" style:family="text">
      <style:text-properties fo:font-variant="normal" fo:text-transform="none" style:font-name="Times New Roman1" fo:font-size="16pt" fo:letter-spacing="normal" fo:language="it" fo:country="IT" fo:font-style="normal" fo:font-weight="normal" officeooo:rsid="01976bd9"/>
    </style:style>
    <style:style style:name="T22" style:family="text">
      <style:text-properties fo:font-variant="normal" fo:text-transform="none" style:font-name="Times New Roman1" fo:font-size="16pt" fo:letter-spacing="normal" fo:language="it" fo:country="IT" fo:font-style="normal" fo:font-weight="normal" officeooo:rsid="019e49ea"/>
    </style:style>
    <style:style style:name="T23" style:family="text">
      <style:text-properties fo:font-variant="normal" fo:text-transform="none" style:font-name="Times New Roman1" fo:font-size="16pt" fo:letter-spacing="normal" fo:language="it" fo:country="IT" fo:font-style="normal" style:text-underline-style="none" fo:font-weight="normal" officeooo:rsid="0156798d" style:font-style-asian="normal" style:font-style-complex="normal"/>
    </style:style>
    <style:style style:name="T24" style:family="text">
      <style:text-properties fo:font-variant="normal" fo:text-transform="none" style:font-name="Times New Roman1" fo:font-size="16pt" fo:letter-spacing="normal" fo:language="it" fo:country="IT" fo:font-style="normal" style:text-underline-style="solid" style:text-underline-width="auto" style:text-underline-color="font-color" fo:font-weight="normal" officeooo:rsid="016e7072"/>
    </style:style>
    <style:style style:name="T25" style:family="text">
      <style:text-properties fo:font-variant="normal" fo:text-transform="none" style:font-name="Times New Roman1" fo:font-size="16pt" fo:letter-spacing="normal" fo:language="it" fo:country="IT" fo:font-style="italic" fo:font-weight="normal" officeooo:rsid="016e7072" style:font-style-asian="italic" style:font-style-complex="italic"/>
    </style:style>
    <style:style style:name="T26" style:family="text">
      <style:text-properties fo:font-variant="normal" fo:text-transform="none" style:font-name="Times New Roman1" fo:font-size="16pt" fo:letter-spacing="normal" fo:language="it" fo:country="IT" fo:font-style="italic" fo:font-weight="normal" officeooo:rsid="019e49ea" style:font-style-asian="italic" style:font-style-complex="italic"/>
    </style:style>
    <style:style style:name="T27" style:family="text">
      <style:text-properties fo:font-variant="normal" fo:text-transform="none" style:font-name="Times New Roman1" fo:font-size="16pt" fo:letter-spacing="normal" fo:language="it" fo:country="IT" fo:font-style="italic" fo:font-weight="normal" officeooo:rsid="016e7072" fo:background-color="#ffff00" loext:char-shading-value="0"/>
    </style:style>
    <style:style style:name="T28" style:family="text">
      <style:text-properties fo:font-variant="normal" fo:text-transform="none" style:font-name="Times New Roman1" fo:font-size="16pt" fo:letter-spacing="normal" fo:language="it" fo:country="IT" fo:font-style="italic" fo:font-weight="normal" officeooo:rsid="01b924d0" fo:background-color="#ffff00" loext:char-shading-value="0"/>
    </style:style>
    <style:style style:name="T29" style:family="text">
      <style:text-properties fo:font-variant="normal" fo:text-transform="none" style:font-name="Times New Roman1" fo:font-size="16pt" fo:letter-spacing="normal" fo:language="it" fo:country="IT" fo:font-style="italic" fo:font-weight="normal" officeooo:rsid="0182154a" fo:background-color="#ffffff" loext:char-shading-value="0"/>
    </style:style>
    <style:style style:name="T30" style:family="text">
      <style:text-properties fo:font-variant="normal" fo:text-transform="none" style:font-name="Times New Roman1" fo:font-size="16pt" fo:letter-spacing="normal" fo:language="it" fo:country="IT" fo:font-style="italic" fo:font-weight="normal" officeooo:rsid="01b924d0" fo:background-color="#e0efd4" loext:char-shading-value="0"/>
    </style:style>
    <style:style style:name="T31" style:family="text">
      <style:text-properties fo:font-variant="normal" fo:text-transform="none" style:font-name="Times New Roman1" fo:font-size="16pt" fo:letter-spacing="normal" fo:language="it" fo:country="IT" fo:font-style="italic" fo:font-weight="normal" officeooo:rsid="01b924d0" fo:background-color="#e0efd4" loext:char-shading-value="0"/>
    </style:style>
    <style:style style:name="T32" style:family="text">
      <style:text-properties fo:font-variant="normal" fo:text-transform="none" style:font-name="Times New Roman1" fo:font-size="16pt" fo:letter-spacing="normal" fo:language="it" fo:country="IT" fo:font-style="italic" fo:font-weight="normal" officeooo:rsid="01bbcbc9" fo:background-color="#e0efd4" loext:char-shading-value="0"/>
    </style:style>
    <style:style style:name="T33" style:family="text">
      <style:text-properties fo:font-variant="normal" fo:text-transform="none" style:font-name="Times New Roman1" fo:font-size="16pt" fo:letter-spacing="normal" fo:language="it" fo:country="IT" fo:font-style="italic" fo:font-weight="normal" officeooo:rsid="01bbcbc9" fo:background-color="#fcd3c1" loext:char-shading-value="0"/>
    </style:style>
    <style:style style:name="T34" style:family="text">
      <style:text-properties fo:font-variant="normal" fo:text-transform="none" style:font-name="Times New Roman1" fo:font-size="16pt" fo:letter-spacing="normal" fo:language="it" fo:country="IT" fo:font-weight="normal" officeooo:rsid="002c67cf"/>
    </style:style>
    <style:style style:name="T35" style:family="text">
      <style:text-properties fo:font-variant="normal" fo:text-transform="none" style:font-name="Times New Roman1" fo:font-size="16pt" fo:letter-spacing="normal" fo:language="it" fo:country="IT" fo:font-weight="normal" officeooo:rsid="00bebb9f"/>
    </style:style>
    <style:style style:name="T36" style:family="text">
      <style:text-properties fo:font-variant="normal" fo:text-transform="none" style:font-name="Times New Roman1" fo:font-size="16pt" fo:letter-spacing="normal" fo:language="it" fo:country="IT" fo:font-weight="normal" officeooo:rsid="00a26841"/>
    </style:style>
    <style:style style:name="T37" style:family="text">
      <style:text-properties fo:font-variant="normal" fo:text-transform="none" style:font-name="Times New Roman1" fo:font-size="16pt" fo:letter-spacing="normal" fo:language="it" fo:country="IT" fo:font-weight="normal" officeooo:rsid="00c07b60"/>
    </style:style>
    <style:style style:name="T38" style:family="text">
      <style:text-properties fo:font-variant="normal" fo:text-transform="none" style:font-name="Times New Roman1" fo:font-size="16pt" fo:letter-spacing="normal" fo:language="it" fo:country="IT" fo:font-weight="normal" officeooo:rsid="00d7385a"/>
    </style:style>
    <style:style style:name="T39" style:family="text">
      <style:text-properties fo:font-variant="normal" fo:text-transform="none" style:font-name="Times New Roman1" fo:font-size="16pt" fo:letter-spacing="normal" fo:language="it" fo:country="IT" fo:font-weight="normal" officeooo:rsid="00d6dcf9"/>
    </style:style>
    <style:style style:name="T40" style:family="text">
      <style:text-properties fo:font-variant="normal" fo:text-transform="none" style:font-name="Times New Roman1" fo:font-size="16pt" fo:letter-spacing="normal" fo:language="it" fo:country="IT" fo:font-weight="normal" officeooo:rsid="00d86c21"/>
    </style:style>
    <style:style style:name="T41" style:family="text">
      <style:text-properties fo:font-variant="normal" fo:text-transform="none" style:font-name="Times New Roman1" fo:font-size="16pt" fo:letter-spacing="normal" fo:language="it" fo:country="IT" fo:font-weight="normal" officeooo:rsid="00d6b4d2"/>
    </style:style>
    <style:style style:name="T42" style:family="text">
      <style:text-properties fo:font-variant="normal" fo:text-transform="none" style:font-name="Times New Roman1" fo:font-size="16pt" fo:letter-spacing="normal" fo:language="it" fo:country="IT" fo:font-weight="normal" officeooo:rsid="00d7f273"/>
    </style:style>
    <style:style style:name="T43" style:family="text">
      <style:text-properties fo:font-variant="normal" fo:text-transform="none" style:font-name="Times New Roman1" fo:font-size="16pt" fo:letter-spacing="normal" fo:language="it" fo:country="IT" fo:font-weight="normal" officeooo:rsid="00ddc1b0"/>
    </style:style>
    <style:style style:name="T44" style:family="text">
      <style:text-properties fo:font-variant="normal" fo:text-transform="none" style:font-name="Times New Roman1" fo:font-size="16pt" fo:letter-spacing="normal" fo:language="it" fo:country="IT" fo:font-weight="normal" officeooo:rsid="00deb14b"/>
    </style:style>
    <style:style style:name="T45" style:family="text">
      <style:text-properties fo:font-variant="normal" fo:text-transform="none" style:font-name="Times New Roman1" fo:font-size="16pt" fo:letter-spacing="normal" fo:language="it" fo:country="IT" fo:font-weight="normal" officeooo:rsid="00e72561"/>
    </style:style>
    <style:style style:name="T46" style:family="text">
      <style:text-properties fo:font-variant="normal" fo:text-transform="none" style:font-name="Times New Roman1" fo:font-size="16pt" fo:letter-spacing="normal" fo:language="it" fo:country="IT" fo:font-weight="normal" officeooo:rsid="0105ba05"/>
    </style:style>
    <style:style style:name="T47" style:family="text">
      <style:text-properties fo:font-variant="normal" fo:text-transform="none" style:font-name="Times New Roman1" fo:font-size="16pt" fo:letter-spacing="normal" fo:language="it" fo:country="IT" fo:font-weight="normal" officeooo:rsid="012cbc15"/>
    </style:style>
    <style:style style:name="T48" style:family="text">
      <style:text-properties fo:font-variant="normal" fo:text-transform="none" style:font-name="Times New Roman1" fo:font-size="16pt" fo:letter-spacing="normal" fo:language="it" fo:country="IT" fo:font-weight="normal" officeooo:rsid="01431e3b"/>
    </style:style>
    <style:style style:name="T49" style:family="text">
      <style:text-properties fo:font-variant="normal" fo:text-transform="none" style:font-name="Times New Roman1" fo:font-size="16pt" fo:letter-spacing="normal" fo:language="it" fo:country="IT" fo:font-weight="normal" officeooo:rsid="01443b40"/>
    </style:style>
    <style:style style:name="T50" style:family="text">
      <style:text-properties fo:font-variant="normal" fo:text-transform="none" style:font-name="Times New Roman1" fo:font-size="16pt" fo:letter-spacing="normal" fo:language="it" fo:country="IT" fo:font-weight="normal" officeooo:rsid="0156e152"/>
    </style:style>
    <style:style style:name="T51" style:family="text">
      <style:text-properties fo:font-variant="normal" fo:text-transform="none" style:font-name="Times New Roman1" fo:font-size="16pt" fo:letter-spacing="normal" fo:language="it" fo:country="IT" fo:font-weight="normal" officeooo:rsid="0182154a"/>
    </style:style>
    <style:style style:name="T52" style:family="text">
      <style:text-properties fo:font-variant="normal" fo:text-transform="none" style:font-name="Times New Roman1" fo:font-size="16pt" fo:letter-spacing="normal" fo:language="it" fo:country="IT" fo:font-weight="normal" officeooo:rsid="01a50118"/>
    </style:style>
    <style:style style:name="T53" style:family="text">
      <style:text-properties fo:font-variant="normal" fo:text-transform="none" style:font-name="Times New Roman1" fo:letter-spacing="normal" fo:language="it" fo:country="IT" fo:font-style="normal" fo:font-weight="normal" officeooo:rsid="0071a7e1" style:font-style-asian="normal" style:font-style-complex="normal"/>
    </style:style>
    <style:style style:name="T54" style:family="text">
      <style:text-properties fo:font-variant="normal" fo:text-transform="none" style:font-name="Times New Roman1" fo:letter-spacing="normal" fo:language="it" fo:country="IT" fo:font-style="normal" fo:font-weight="normal" officeooo:rsid="00a84892" style:font-style-asian="normal" style:font-style-complex="normal"/>
    </style:style>
    <style:style style:name="T55" style:family="text">
      <style:text-properties fo:font-variant="normal" fo:text-transform="none" style:font-name="Times New Roman1" fo:letter-spacing="normal" fo:language="it" fo:country="IT" fo:font-style="normal" fo:font-weight="normal" officeooo:rsid="00378ee1" style:font-style-asian="normal" style:font-style-complex="normal"/>
    </style:style>
    <style:style style:name="T56" style:family="text">
      <style:text-properties fo:font-variant="normal" fo:text-transform="none" style:font-name="Times New Roman1" fo:letter-spacing="normal" fo:language="it" fo:country="IT" fo:font-style="normal" fo:font-weight="normal" officeooo:rsid="0038c0eb" style:font-style-asian="normal" style:font-style-complex="normal"/>
    </style:style>
    <style:style style:name="T57" style:family="text">
      <style:text-properties fo:font-variant="normal" fo:text-transform="none" style:font-name="Times New Roman1" fo:letter-spacing="normal" fo:language="it" fo:country="IT" fo:font-style="normal" fo:font-weight="normal" officeooo:rsid="007794e6" style:font-style-asian="normal" style:font-style-complex="normal"/>
    </style:style>
    <style:style style:name="T58" style:family="text">
      <style:text-properties fo:font-variant="normal" fo:text-transform="none" style:font-name="Times New Roman1" fo:letter-spacing="normal" fo:language="it" fo:country="IT" fo:font-style="normal" fo:font-weight="normal" officeooo:rsid="012beee4" style:font-style-asian="normal" style:font-style-complex="normal"/>
    </style:style>
    <style:style style:name="T59" style:family="text">
      <style:text-properties fo:font-variant="normal" fo:text-transform="none" style:font-name="Times New Roman1" fo:language="it" fo:country="IT" fo:font-style="normal" fo:font-weight="normal" style:font-name-asian="Times New Roman1" style:language-asian="zxx" style:country-asian="none" style:font-weight-asian="normal" style:font-name-complex="Times New Roman1" style:language-complex="ar" style:country-complex="SA" style:font-weight-complex="normal"/>
    </style:style>
    <style:style style:name="T60" style:family="text">
      <style:text-properties fo:font-variant="normal" fo:text-transform="none" style:font-name="Times New Roman1" fo:language="it" fo:country="IT" fo:font-style="normal" fo:font-weight="normal" officeooo:rsid="01b33252" style:font-name-asian="Times New Roman1" style:language-asian="zxx" style:country-asian="none" style:font-weight-asian="normal" style:font-name-complex="Times New Roman1" style:language-complex="ar" style:country-complex="SA" style:font-weight-complex="normal"/>
    </style:style>
    <style:style style:name="T61" style:family="text">
      <style:text-properties fo:font-variant="normal" fo:text-transform="none" style:font-name="Times New Roman1" fo:language="it" fo:country="IT" fo:font-style="normal" fo:font-weight="normal" officeooo:rsid="01b47eae" style:font-name-asian="Times New Roman1" style:language-asian="zxx" style:country-asian="none" style:font-weight-asian="normal" style:font-name-complex="Times New Roman1" style:language-complex="ar" style:country-complex="SA" style:font-weight-complex="normal"/>
    </style:style>
    <style:style style:name="T62" style:family="text">
      <style:text-properties fo:font-variant="normal" fo:text-transform="none" style:font-name="Times New Roman1" fo:language="it" fo:country="IT" fo:font-style="normal" officeooo:rsid="01adba1c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63" style:family="text">
      <style:text-properties fo:font-variant="normal" fo:text-transform="none" style:font-name="Times New Roman1" fo:language="it" fo:country="IT" fo:font-style="normal" officeooo:rsid="013f50cd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64" style:family="text">
      <style:text-properties fo:font-variant="normal" fo:text-transform="none" style:font-name="Times New Roman1" fo:language="it" fo:country="IT" fo:font-style="normal" officeooo:rsid="016d1814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65" style:family="text">
      <style:text-properties fo:font-variant="normal" fo:text-transform="none" style:font-name="Times New Roman1" fo:language="it" fo:country="IT" fo:font-style="normal" officeooo:rsid="0174763b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66" style:family="text">
      <style:text-properties fo:font-variant="normal" fo:text-transform="none" style:font-name="Times New Roman1" fo:language="it" fo:country="IT" fo:font-style="normal" officeooo:rsid="0192a307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67" style:family="text">
      <style:text-properties fo:font-variant="normal" fo:text-transform="none" style:font-name="Courier New" fo:font-size="16pt" fo:letter-spacing="normal" fo:language="it" fo:country="IT" fo:font-weight="bold" officeooo:rsid="00a26841"/>
    </style:style>
    <style:style style:name="T68" style:family="text">
      <style:text-properties fo:font-variant="normal" fo:text-transform="none" style:font-name="Courier New" fo:font-size="16pt" fo:letter-spacing="normal" fo:language="it" fo:country="IT" fo:font-style="normal" fo:font-weight="bold" officeooo:rsid="0073cb78" style:font-style-asian="normal" style:font-style-complex="normal"/>
    </style:style>
    <style:style style:name="T69" style:family="text">
      <style:text-properties fo:font-variant="normal" fo:text-transform="none" style:font-name="Courier New" fo:font-size="16pt" fo:letter-spacing="normal" fo:language="it" fo:country="IT" fo:font-style="normal" fo:font-weight="bold" officeooo:rsid="00a26841" style:font-style-asian="normal" style:font-style-complex="normal"/>
    </style:style>
    <style:style style:name="T70" style:family="text">
      <style:text-properties fo:font-variant="normal" fo:text-transform="none" style:font-name="Courier New" fo:font-size="16pt" fo:letter-spacing="normal" fo:language="it" fo:country="IT" fo:font-style="normal" fo:font-weight="bold" officeooo:rsid="019e49ea" style:font-style-asian="normal" style:font-style-complex="normal"/>
    </style:style>
    <style:style style:name="T71" style:family="text">
      <style:text-properties fo:font-variant="normal" fo:text-transform="none" style:font-name="Courier New" fo:font-size="16pt" fo:letter-spacing="normal" fo:language="it" fo:country="IT" fo:font-style="normal" fo:font-weight="bold" officeooo:rsid="01703948" style:font-size-asian="12pt" style:language-asian="zxx" style:country-asian="none" style:font-style-asian="normal" style:font-size-complex="12pt" style:language-complex="ar" style:country-complex="SA" style:font-style-complex="normal"/>
    </style:style>
    <style:style style:name="T72" style:family="text">
      <style:text-properties fo:font-variant="normal" fo:text-transform="none" style:font-name="Courier New" fo:letter-spacing="normal" fo:language="it" fo:country="IT" fo:font-style="normal" fo:font-weight="bold" officeooo:rsid="00a84892" style:font-style-asian="normal" style:font-style-complex="normal"/>
    </style:style>
    <style:style style:name="T73" style:family="text">
      <style:text-properties fo:font-variant="normal" fo:text-transform="none" style:font-name="Courier New" fo:letter-spacing="normal" fo:language="it" fo:country="IT" fo:font-style="normal" fo:font-weight="bold" officeooo:rsid="0073cb78" style:font-style-asian="normal" style:font-style-complex="normal"/>
    </style:style>
    <style:style style:name="T74" style:family="text">
      <style:text-properties fo:font-variant="normal" fo:text-transform="none" style:font-name="Courier New" fo:letter-spacing="normal" fo:language="it" fo:country="IT" fo:font-style="normal" fo:font-weight="bold" officeooo:rsid="010582ca" style:font-style-asian="normal" style:font-style-complex="normal"/>
    </style:style>
    <style:style style:name="T75" style:family="text">
      <style:text-properties fo:font-variant="normal" fo:text-transform="none" style:font-name="Courier New" fo:letter-spacing="normal" fo:language="it" fo:country="IT" fo:font-style="normal" fo:font-weight="bold" officeooo:rsid="016ebed5" style:font-style-asian="normal" style:font-style-complex="normal"/>
    </style:style>
    <style:style style:name="T76" style:family="text">
      <style:text-properties fo:font-variant="normal" fo:text-transform="none" style:font-name="Courier New" fo:letter-spacing="normal" fo:language="it" fo:country="IT" fo:font-style="normal" fo:font-weight="bold" officeooo:rsid="019e49ea" style:font-style-asian="normal" style:font-style-complex="normal"/>
    </style:style>
    <style:style style:name="T77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/>
    </style:style>
    <style:style style:name="T78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2ae0f6" style:font-style-asian="normal" style:font-style-complex="normal"/>
    </style:style>
    <style:style style:name="T79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6d0843" style:font-style-asian="normal" style:font-style-complex="normal"/>
    </style:style>
    <style:style style:name="T80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a84892" style:font-style-asian="normal" style:font-style-complex="normal"/>
    </style:style>
    <style:style style:name="T81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e08e4b" style:font-style-asian="normal" style:font-style-complex="normal"/>
    </style:style>
    <style:style style:name="T82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a480c2" style:font-style-asian="normal" style:font-style-complex="normal"/>
    </style:style>
    <style:style style:name="T83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e75a70" style:font-style-asian="normal" style:font-style-complex="normal"/>
    </style:style>
    <style:style style:name="T84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f0c1ad" style:font-style-asian="normal" style:font-style-complex="normal"/>
    </style:style>
    <style:style style:name="T85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0582ca" style:font-style-asian="normal" style:font-style-complex="normal"/>
    </style:style>
    <style:style style:name="T86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27b60c" style:font-style-asian="normal" style:font-style-complex="normal"/>
    </style:style>
    <style:style style:name="T87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2fc089" style:font-style-asian="normal" style:font-style-complex="normal"/>
    </style:style>
    <style:style style:name="T88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3a782d" style:font-style-asian="normal" style:font-style-complex="normal"/>
    </style:style>
    <style:style style:name="T89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56e152" style:font-style-asian="normal" style:font-style-complex="normal"/>
    </style:style>
    <style:style style:name="T90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6ebed5" style:font-style-asian="normal" style:font-style-complex="normal"/>
    </style:style>
    <style:style style:name="T91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703948" style:font-style-asian="normal" style:font-style-complex="normal"/>
    </style:style>
    <style:style style:name="T92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82154a" style:font-style-asian="normal" style:font-style-complex="normal"/>
    </style:style>
    <style:style style:name="T93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8d82c5" style:font-style-asian="normal" style:font-style-complex="normal"/>
    </style:style>
    <style:style style:name="T94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9e49ea" style:font-style-asian="normal" style:font-style-complex="normal"/>
    </style:style>
    <style:style style:name="T95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3ae289"/>
    </style:style>
    <style:style style:name="T96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1f4e84"/>
    </style:style>
    <style:style style:name="T97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7e78a6"/>
    </style:style>
    <style:style style:name="T98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7e8190"/>
    </style:style>
    <style:style style:name="T99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803b01"/>
    </style:style>
    <style:style style:name="T100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81213c"/>
    </style:style>
    <style:style style:name="T101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852b82"/>
    </style:style>
    <style:style style:name="T102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c7fcd4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03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cd27e9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04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c81cf0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05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7ae8ce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06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f0c1ad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07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0ea9d8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08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443b40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09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703948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10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72191a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11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8d82c5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12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975df6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13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9e49ea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14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caf6c3"/>
    </style:style>
    <style:style style:name="T115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d852cd" fo:background-color="transparent" loext:char-shading-value="0"/>
    </style:style>
    <style:style style:name="T116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5e6ea6" fo:background-color="transparent" loext:char-shading-value="0"/>
    </style:style>
    <style:style style:name="T117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5e9d93" fo:background-color="transparent" loext:char-shading-value="0"/>
    </style:style>
    <style:style style:name="T118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6978da" fo:background-color="transparent" loext:char-shading-value="0"/>
    </style:style>
    <style:style style:name="T119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6062a2" fo:background-color="transparent" loext:char-shading-value="0"/>
    </style:style>
    <style:style style:name="T120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aa081a" fo:background-color="transparent" loext:char-shading-value="0"/>
    </style:style>
    <style:style style:name="T121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bdba07" fo:background-color="transparent" loext:char-shading-value="0"/>
    </style:style>
    <style:style style:name="T122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81213c" fo:background-color="transparent" loext:char-shading-value="0"/>
    </style:style>
    <style:style style:name="T123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81213c" fo:background-color="transparent" loext:char-shading-value="0" style:font-name-asian="Times New Roman1" style:font-size-asian="12pt" style:language-asian="zxx" style:country-asian="none" style:font-weight-asian="bold" style:font-name-complex="Times New Roman1" style:font-size-complex="12pt" style:language-complex="ar" style:country-complex="SA" style:font-weight-complex="bold"/>
    </style:style>
    <style:style style:name="T124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78565f" fo:background-color="transparent" loext:char-shading-value="0" style:font-name-asian="Times New Roman1" style:font-size-asian="12pt" style:language-asian="zxx" style:country-asian="none" style:font-weight-asian="bold" style:font-name-complex="Times New Roman1" style:font-size-complex="12pt" style:language-complex="ar" style:country-complex="SA" style:font-weight-complex="bold"/>
    </style:style>
    <style:style style:name="T125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8723d8" fo:background-color="transparent" loext:char-shading-value="0" style:font-name-asian="Times New Roman1" style:font-size-asian="12pt" style:language-asian="zxx" style:country-asian="none" style:font-weight-asian="bold" style:font-name-complex="Times New Roman1" style:font-size-complex="12pt" style:language-complex="ar" style:country-complex="SA" style:font-weight-complex="bold"/>
    </style:style>
    <style:style style:name="T126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5e9d93" fo:background-color="transparent" loext:char-shading-value="0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27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e9826d" fo:background-color="transparent" loext:char-shading-value="0"/>
    </style:style>
    <style:style style:name="T128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132b57" fo:background-color="transparent" loext:char-shading-value="0"/>
    </style:style>
    <style:style style:name="T129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29204d" fo:background-color="transparent" loext:char-shading-value="0"/>
    </style:style>
    <style:style style:name="T130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4b0639" fo:background-color="transparent" loext:char-shading-value="0"/>
    </style:style>
    <style:style style:name="T131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835ef9" fo:background-color="transparent" loext:char-shading-value="0"/>
    </style:style>
    <style:style style:name="T132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8f1328" fo:background-color="transparent" loext:char-shading-value="0"/>
    </style:style>
    <style:style style:name="T133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c7fcd4" style:font-size-asian="12pt" style:language-asian="zxx" style:country-asian="none" style:font-size-complex="12pt" style:language-complex="ar" style:country-complex="SA"/>
    </style:style>
    <style:style style:name="T134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0ea9d8" style:font-size-asian="12pt" style:language-asian="zxx" style:country-asian="none" style:font-size-complex="12pt" style:language-complex="ar" style:country-complex="SA"/>
    </style:style>
    <style:style style:name="T135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703948" style:font-size-asian="12pt" style:language-asian="zxx" style:country-asian="none" style:font-size-complex="12pt" style:language-complex="ar" style:country-complex="SA"/>
    </style:style>
    <style:style style:name="T136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72191a" style:font-size-asian="12pt" style:language-asian="zxx" style:country-asian="none" style:font-size-complex="12pt" style:language-complex="ar" style:country-complex="SA"/>
    </style:style>
    <style:style style:name="T137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f0c1ad" style:font-size-asian="12pt" style:language-asian="zxx" style:country-asian="none" style:font-style-asian="normal" style:font-size-complex="12pt" style:language-complex="ar" style:country-complex="SA" style:font-style-complex="normal"/>
    </style:style>
    <style:style style:name="T138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0823c3" style:font-size-asian="12pt" style:language-asian="zxx" style:country-asian="none" style:font-style-asian="normal" style:font-size-complex="12pt" style:language-complex="ar" style:country-complex="SA" style:font-style-complex="normal"/>
    </style:style>
    <style:style style:name="T139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0fef89" style:font-size-asian="12pt" style:language-asian="zxx" style:country-asian="none" style:font-style-asian="normal" style:font-size-complex="12pt" style:language-complex="ar" style:country-complex="SA" style:font-style-complex="normal"/>
    </style:style>
    <style:style style:name="T140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2cc4f9" style:font-size-asian="12pt" style:language-asian="zxx" style:country-asian="none" style:font-style-asian="normal" style:font-size-complex="12pt" style:language-complex="ar" style:country-complex="SA" style:font-style-complex="normal"/>
    </style:style>
    <style:style style:name="T141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2fc089" style:font-size-asian="12pt" style:language-asian="zxx" style:country-asian="none" style:font-style-asian="normal" style:font-size-complex="12pt" style:language-complex="ar" style:country-complex="SA" style:font-style-complex="normal"/>
    </style:style>
    <style:style style:name="T142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6ebed5" style:font-size-asian="12pt" style:language-asian="zxx" style:country-asian="none" style:font-style-asian="normal" style:font-size-complex="12pt" style:language-complex="ar" style:country-complex="SA" style:font-style-complex="normal"/>
    </style:style>
    <style:style style:name="T143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703948" style:font-size-asian="12pt" style:language-asian="zxx" style:country-asian="none" style:font-style-asian="normal" style:font-size-complex="12pt" style:language-complex="ar" style:country-complex="SA" style:font-style-complex="normal"/>
    </style:style>
    <style:style style:name="T144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82154a" style:font-size-asian="12pt" style:language-asian="zxx" style:country-asian="none" style:font-style-asian="normal" style:font-size-complex="12pt" style:language-complex="ar" style:country-complex="SA" style:font-style-complex="normal"/>
    </style:style>
    <style:style style:name="T145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8d82c5" style:font-size-asian="12pt" style:language-asian="zxx" style:country-asian="none" style:font-style-asian="normal" style:font-size-complex="12pt" style:language-complex="ar" style:country-complex="SA" style:font-style-complex="normal"/>
    </style:style>
    <style:style style:name="T146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975df6" style:font-size-asian="12pt" style:language-asian="zxx" style:country-asian="none" style:font-style-asian="normal" style:font-size-complex="12pt" style:language-complex="ar" style:country-complex="SA" style:font-style-complex="normal"/>
    </style:style>
    <style:style style:name="T147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9e49ea" style:font-size-asian="12pt" style:language-asian="zxx" style:country-asian="none" style:font-style-asian="normal" style:font-size-complex="12pt" style:language-complex="ar" style:country-complex="SA" style:font-style-complex="normal"/>
    </style:style>
    <style:style style:name="T148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a09ffc" style:font-size-asian="12pt" style:language-asian="zxx" style:country-asian="none" style:font-style-asian="normal" style:font-size-complex="12pt" style:language-complex="ar" style:country-complex="SA" style:font-style-complex="normal"/>
    </style:style>
    <style:style style:name="T149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e9826d"/>
    </style:style>
    <style:style style:name="T150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2dd60a"/>
    </style:style>
    <style:style style:name="T151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6d0843"/>
    </style:style>
    <style:style style:name="T152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32ad83"/>
    </style:style>
    <style:style style:name="T153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303c66"/>
    </style:style>
    <style:style style:name="T154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06dd89"/>
    </style:style>
    <style:style style:name="T155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1227d9"/>
    </style:style>
    <style:style style:name="T156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1660f8"/>
    </style:style>
    <style:style style:name="T157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45ef22"/>
    </style:style>
    <style:style style:name="T158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5db2cb"/>
    </style:style>
    <style:style style:name="T159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703948"/>
    </style:style>
    <style:style style:name="T160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703948" style:font-size-asian="16pt" style:language-asian="zxx" style:country-asian="none" style:font-style-asian="normal" style:font-size-complex="16pt" style:language-complex="ar" style:country-complex="SA" style:font-style-complex="normal"/>
    </style:style>
    <style:style style:name="T161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82154a" style:font-size-asian="16pt" style:language-asian="zxx" style:country-asian="none" style:font-style-asian="normal" style:font-size-complex="16pt" style:language-complex="ar" style:country-complex="SA" style:font-style-complex="normal"/>
    </style:style>
    <style:style style:name="T162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8d82c5" style:font-size-asian="16pt" style:language-asian="zxx" style:country-asian="none" style:font-style-asian="normal" style:font-size-complex="16pt" style:language-complex="ar" style:country-complex="SA" style:font-style-complex="normal"/>
    </style:style>
    <style:style style:name="T163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975df6" style:font-size-asian="16pt" style:language-asian="zxx" style:country-asian="none" style:font-style-asian="normal" style:font-size-complex="16pt" style:language-complex="ar" style:country-complex="SA" style:font-style-complex="normal"/>
    </style:style>
    <style:style style:name="T164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9e49ea" style:font-size-asian="16pt" style:language-asian="zxx" style:country-asian="none" style:font-style-asian="normal" style:font-size-complex="16pt" style:language-complex="ar" style:country-complex="SA" style:font-style-complex="normal"/>
    </style:style>
    <style:style style:name="T165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a09ffc" style:font-size-asian="16pt" style:language-asian="zxx" style:country-asian="none" style:font-style-asian="normal" style:font-size-complex="16pt" style:language-complex="ar" style:country-complex="SA" style:font-style-complex="normal"/>
    </style:style>
    <style:style style:name="T166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b924d0" style:font-size-asian="16pt" style:language-asian="zxx" style:country-asian="none" style:font-style-asian="normal" style:font-size-complex="16pt" style:language-complex="ar" style:country-complex="SA" style:font-style-complex="normal"/>
    </style:style>
    <style:style style:name="T167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bbcbc9" style:font-size-asian="16pt" style:language-asian="zxx" style:country-asian="none" style:font-style-asian="normal" style:font-size-complex="16pt" style:language-complex="ar" style:country-complex="SA" style:font-style-complex="normal"/>
    </style:style>
    <style:style style:name="T168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72191a"/>
    </style:style>
    <style:style style:name="T169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82154a"/>
    </style:style>
    <style:style style:name="T170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8f1328"/>
    </style:style>
    <style:style style:name="T171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9e49ea"/>
    </style:style>
    <style:style style:name="T172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9e999f"/>
    </style:style>
    <style:style style:name="T173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a3a19c"/>
    </style:style>
    <style:style style:name="T174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bold" officeooo:rsid="00ca4f3a" style:font-weight-asian="bold" style:font-weight-complex="bold"/>
    </style:style>
    <style:style style:name="T175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bold" officeooo:rsid="018bef89" style:font-weight-asian="bold" style:font-weight-complex="bold"/>
    </style:style>
    <style:style style:name="T176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bold" officeooo:rsid="018d82c5" style:font-weight-asian="bold" style:font-weight-complex="bold"/>
    </style:style>
    <style:style style:name="T177" style:family="text">
      <style:text-properties fo:font-variant="normal" fo:text-transform="none" style:use-window-font-color="true" style:font-name="Times New Roman1" fo:font-size="16pt" fo:letter-spacing="normal" fo:language="it" fo:country="IT" fo:font-style="italic" fo:font-weight="normal" officeooo:rsid="015db2cb" style:font-style-asian="italic" style:font-style-complex="italic"/>
    </style:style>
    <style:style style:name="T178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053ea63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79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05c39f2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80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0ca4f3a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81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0e9826d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82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0f3c7a0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83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1169b09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84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1245bec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85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12e42f0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86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12f2859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87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1346089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88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140f431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89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0e9a3d0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90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13cfb1c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91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145ef22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92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14c9b31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93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14e2a02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94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1559a67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95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172191a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96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1755f4b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97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1835ef9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98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1975df6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99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19e49ea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200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19e999f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201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1975df6" style:font-name-asian="Times New Roman1" style:font-size-asian="12pt" style:language-asian="zxx" style:country-asian="none" style:font-weight-asian="bold" style:font-name-complex="Times New Roman1" style:font-size-complex="12pt" style:language-complex="ar" style:country-complex="SA" style:font-weight-complex="bold"/>
    </style:style>
    <style:style style:name="T202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13a554a" fo:background-color="#ffffff" loext:char-shading-value="0" style:font-name-asian="Times New Roman1" style:font-size-asian="12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T203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13f50cd" fo:background-color="#ffffff" loext:char-shading-value="0" style:font-name-asian="Times New Roman1" style:font-size-asian="12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T204" style:family="text">
      <style:text-properties fo:font-variant="normal" fo:text-transform="none" style:use-window-font-color="true" style:font-name="Times New Roman1" fo:font-size="16pt" fo:language="it" fo:country="IT" fo:font-style="normal" fo:font-weight="bold" officeooo:rsid="00ca4f3a" style:font-name-asian="Times New Roman1" style:font-size-asian="12pt" style:language-asian="zxx" style:country-asian="none" style:font-weight-asian="bold" style:font-name-complex="Times New Roman1" style:font-size-complex="12pt" style:language-complex="ar" style:country-complex="SA" style:font-weight-complex="bold"/>
    </style:style>
    <style:style style:name="T205" style:family="text">
      <style:text-properties fo:font-variant="normal" fo:text-transform="none" style:use-window-font-color="true" style:font-name="Times New Roman1" fo:font-size="16pt" fo:language="it" fo:country="IT" fo:font-style="normal" fo:font-weight="bold" officeooo:rsid="00e75a70" style:font-name-asian="Times New Roman1" style:font-size-asian="12pt" style:language-asian="zxx" style:country-asian="none" style:font-weight-asian="bold" style:font-name-complex="Times New Roman1" style:font-size-complex="12pt" style:language-complex="ar" style:country-complex="SA" style:font-weight-complex="bold"/>
    </style:style>
    <style:style style:name="T206" style:family="text">
      <style:text-properties fo:font-variant="normal" fo:text-transform="none" style:use-window-font-color="true" style:font-name="Times New Roman1" fo:font-size="16pt" fo:language="it" fo:country="IT" fo:font-style="normal" fo:font-weight="bold" officeooo:rsid="018bef89" style:font-name-asian="Times New Roman1" style:font-size-asian="12pt" style:language-asian="zxx" style:country-asian="none" style:font-weight-asian="bold" style:font-name-complex="Times New Roman1" style:font-size-complex="12pt" style:language-complex="ar" style:country-complex="SA" style:font-weight-complex="bold"/>
    </style:style>
    <style:style style:name="T207" style:family="text">
      <style:text-properties fo:font-variant="normal" fo:text-transform="none" style:use-window-font-color="true" style:font-name="Times New Roman1" fo:font-size="16pt" fo:language="it" fo:country="IT" fo:font-style="normal" style:text-underline-style="solid" style:text-underline-width="auto" style:text-underline-color="font-color" fo:font-weight="normal" officeooo:rsid="012f2859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208" style:family="text">
      <style:text-properties fo:font-variant="normal" fo:text-transform="none" style:use-window-font-color="true" style:font-name="Times New Roman1" fo:font-size="16pt" fo:language="it" fo:country="IT" fo:font-style="italic" fo:font-weight="normal" officeooo:rsid="013f50cd" fo:background-color="#ffffff" loext:char-shading-value="0" style:font-name-asian="Times New Roman1" style:font-size-asian="12pt" style:language-asian="zxx" style:country-asian="none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209" style:family="text">
      <style:text-properties fo:font-variant="normal" fo:text-transform="none" style:use-window-font-color="true" style:font-name="Times New Roman1" fo:font-size="16pt" fo:font-style="normal" fo:font-weight="normal" fo:background-color="transparent" loext:char-shading-value="0"/>
    </style:style>
    <style:style style:name="T210" style:family="text">
      <style:text-properties fo:font-variant="normal" fo:text-transform="none" style:use-window-font-color="true" style:font-name="Times New Roman1" fo:font-size="16pt" fo:font-style="normal" fo:font-weight="normal" officeooo:rsid="013a554a" fo:background-color="#ffffff" loext:char-shading-value="0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211" style:family="text">
      <style:text-properties fo:font-variant="normal" fo:text-transform="none" style:use-window-font-color="true" style:font-name="Times New Roman1" fo:font-size="16pt" fo:font-style="normal" fo:font-weight="normal" officeooo:rsid="00b2f90e" fo:background-color="#ffffff" loext:char-shading-value="0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212" style:family="text">
      <style:text-properties fo:font-variant="normal" fo:text-transform="none" style:use-window-font-color="true" style:font-name="Times New Roman1" fo:font-size="16pt" fo:font-style="normal" fo:font-weight="normal" officeooo:rsid="013d7b12" fo:background-color="#ffffff" loext:char-shading-value="0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213" style:family="text">
      <style:text-properties fo:font-variant="normal" fo:text-transform="none" style:use-window-font-color="true" style:font-name="Times New Roman1" fo:font-size="16pt" fo:font-style="normal" fo:font-weight="normal" officeooo:rsid="013f50cd" fo:background-color="#ffffff" loext:char-shading-value="0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214" style:family="text">
      <style:text-properties fo:font-variant="normal" fo:text-transform="none" style:use-window-font-color="true" style:font-name="Times New Roman1" fo:font-style="normal" fo:font-weight="normal" officeooo:rsid="0016bd74"/>
    </style:style>
    <style:style style:name="T215" style:family="text">
      <style:text-properties fo:font-variant="normal" fo:text-transform="none" style:use-window-font-color="true" style:font-name="Times New Roman1" fo:font-style="normal" fo:font-weight="normal" officeooo:rsid="015c9504" style:font-style-asian="normal" style:font-style-complex="normal"/>
    </style:style>
    <style:style style:name="T216" style:family="text">
      <style:text-properties fo:font-variant="normal" fo:text-transform="none" style:use-window-font-color="true" style:font-name="Times New Roman1" fo:font-style="normal" fo:font-weight="normal" officeooo:rsid="01916f96" style:font-style-asian="normal" style:font-style-complex="normal"/>
    </style:style>
    <style:style style:name="T217" style:family="text">
      <style:text-properties fo:font-variant="normal" fo:text-transform="none" style:use-window-font-color="true" style:font-name="Times New Roman1" fo:font-style="normal" fo:font-weight="normal" officeooo:rsid="0174763b" style:font-name-asian="Times New Roman1" style:font-size-asian="12pt" style:language-asian="zxx" style:country-asian="none" style:font-style-asian="normal" style:font-name-complex="Times New Roman1" style:font-size-complex="12pt" style:language-complex="ar" style:country-complex="SA" style:font-style-complex="normal"/>
    </style:style>
    <style:style style:name="T218" style:family="text">
      <style:text-properties fo:font-variant="normal" fo:text-transform="none" style:use-window-font-color="true" style:font-name="Times New Roman1" fo:font-style="normal" fo:font-weight="normal" officeooo:rsid="004dfd54" style:font-name-asian="Times New Roman1" style:font-size-asian="12pt" style:language-asian="zxx" style:country-asian="none" style:font-style-asian="normal" style:font-name-complex="Times New Roman1" style:font-size-complex="12pt" style:language-complex="ar" style:country-complex="SA" style:font-style-complex="normal"/>
    </style:style>
    <style:style style:name="T219" style:family="text">
      <style:text-properties fo:font-variant="normal" fo:text-transform="none" style:use-window-font-color="true" style:font-name="Times New Roman1" fo:font-style="italic" fo:font-weight="normal" officeooo:rsid="016d1814" style:font-style-asian="italic" style:font-style-complex="italic"/>
    </style:style>
    <style:style style:name="T220" style:family="text">
      <style:text-properties fo:font-variant="normal" fo:text-transform="none" style:use-window-font-color="true" style:font-name="Times New Roman1" fo:language="it" fo:country="IT" fo:font-style="normal" fo:font-weight="normal" officeooo:rsid="0174763b" style:font-name-asian="Times New Roman1" style:font-size-asian="12pt" style:language-asian="zxx" style:country-asian="none" style:font-style-asian="normal" style:font-name-complex="Times New Roman1" style:font-size-complex="12pt" style:language-complex="ar" style:country-complex="SA" style:font-style-complex="normal"/>
    </style:style>
    <style:style style:name="T221" style:family="text">
      <style:text-properties fo:font-variant="normal" fo:text-transform="none" style:use-window-font-color="true" style:font-name="Times New Roman1" fo:language="it" fo:country="IT" fo:font-style="normal" fo:font-weight="normal" officeooo:rsid="0123e00e" style:font-name-asian="Times New Roman1" style:font-size-asian="12pt" style:language-asian="zxx" style:country-asian="none" style:font-style-asian="normal" style:font-name-complex="Times New Roman1" style:font-size-complex="12pt" style:language-complex="ar" style:country-complex="SA" style:font-style-complex="normal"/>
    </style:style>
    <style:style style:name="T222" style:family="text">
      <style:text-properties fo:font-variant="normal" fo:text-transform="none" style:use-window-font-color="true" style:font-name="Times New Roman1" fo:language="it" fo:country="IT" fo:font-style="normal" fo:font-weight="normal" officeooo:rsid="00f780bd" style:font-name-asian="Times New Roman1" style:font-size-asian="12pt" style:language-asian="zxx" style:country-asian="none" style:font-style-asian="normal" style:font-name-complex="Times New Roman1" style:font-size-complex="12pt" style:language-complex="ar" style:country-complex="SA" style:font-style-complex="normal"/>
    </style:style>
    <style:style style:name="T223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02ae0f6" style:font-style-asian="normal" style:font-style-complex="normal"/>
    </style:style>
    <style:style style:name="T224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0582ca" style:font-style-asian="normal" style:font-style-complex="normal"/>
    </style:style>
    <style:style style:name="T225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6ebed5" style:font-style-asian="normal" style:font-style-complex="normal"/>
    </style:style>
    <style:style style:name="T226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703948" style:font-style-asian="normal" style:font-style-complex="normal"/>
    </style:style>
    <style:style style:name="T227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9e49ea" style:font-style-asian="normal" style:font-style-complex="normal"/>
    </style:style>
    <style:style style:name="T228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9e999f" style:font-style-asian="normal" style:font-style-complex="normal"/>
    </style:style>
    <style:style style:name="T229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03c0aa5"/>
    </style:style>
    <style:style style:name="T230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0c7fcd4" style:font-size-asian="12pt" style:language-asian="zxx" style:country-asian="none" style:font-size-complex="12pt" style:language-complex="ar" style:country-complex="SA"/>
    </style:style>
    <style:style style:name="T231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703948" style:font-size-asian="12pt" style:language-asian="zxx" style:country-asian="none" style:font-size-complex="12pt" style:language-complex="ar" style:country-complex="SA"/>
    </style:style>
    <style:style style:name="T232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82154a" style:font-size-asian="12pt" style:language-asian="zxx" style:country-asian="none" style:font-size-complex="12pt" style:language-complex="ar" style:country-complex="SA"/>
    </style:style>
    <style:style style:name="T233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b924d0" style:font-size-asian="12pt" style:language-asian="zxx" style:country-asian="none" style:font-size-complex="12pt" style:language-complex="ar" style:country-complex="SA"/>
    </style:style>
    <style:style style:name="T234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bbcbc9" style:font-size-asian="12pt" style:language-asian="zxx" style:country-asian="none" style:font-size-complex="12pt" style:language-complex="ar" style:country-complex="SA"/>
    </style:style>
    <style:style style:name="T235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0bdba07" style:font-size-asian="12pt" style:language-asian="zxx" style:country-asian="none" style:font-style-asian="normal" style:font-size-complex="12pt" style:language-complex="ar" style:country-complex="SA" style:font-style-complex="normal"/>
    </style:style>
    <style:style style:name="T236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06dd89" style:font-size-asian="12pt" style:language-asian="zxx" style:country-asian="none" style:font-style-asian="normal" style:font-size-complex="12pt" style:language-complex="ar" style:country-complex="SA" style:font-style-complex="normal"/>
    </style:style>
    <style:style style:name="T237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0823c3" style:font-size-asian="12pt" style:language-asian="zxx" style:country-asian="none" style:font-style-asian="normal" style:font-size-complex="12pt" style:language-complex="ar" style:country-complex="SA" style:font-style-complex="normal"/>
    </style:style>
    <style:style style:name="T238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6ebed5" style:font-size-asian="12pt" style:language-asian="zxx" style:country-asian="none" style:font-style-asian="normal" style:font-size-complex="12pt" style:language-complex="ar" style:country-complex="SA" style:font-style-complex="normal"/>
    </style:style>
    <style:style style:name="T239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82154a" style:font-size-asian="12pt" style:language-asian="zxx" style:country-asian="none" style:font-style-asian="normal" style:font-size-complex="12pt" style:language-complex="ar" style:country-complex="SA" style:font-style-complex="normal"/>
    </style:style>
    <style:style style:name="T240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9e49ea" style:font-size-asian="12pt" style:language-asian="zxx" style:country-asian="none" style:font-style-asian="normal" style:font-size-complex="12pt" style:language-complex="ar" style:country-complex="SA" style:font-style-complex="normal"/>
    </style:style>
    <style:style style:name="T241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0af7dd6" style:font-name-asian="Times New Roman1" style:font-size-asian="12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T242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0c970b9" style:font-name-asian="Times New Roman1" style:font-size-asian="12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T243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72191a" style:font-name-asian="Times New Roman1" style:font-size-asian="12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T244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9e49ea" style:font-name-asian="Times New Roman1" style:font-size-asian="12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T245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1227d9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246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72191a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247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9e49ea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248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a01d69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249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0803b01"/>
    </style:style>
    <style:style style:name="T250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082ef68" fo:background-color="transparent" loext:char-shading-value="0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251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02cecc7" fo:background-color="transparent" loext:char-shading-value="0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252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72191a" fo:background-color="transparent" loext:char-shading-value="0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253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9e49ea" fo:background-color="transparent" loext:char-shading-value="0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254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a09ffc" fo:background-color="transparent" loext:char-shading-value="0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255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82154a" fo:background-color="transparent" loext:char-shading-value="0" style:font-name-asian="Times New Roman1" style:font-size-asian="12pt" style:language-asian="zxx" style:country-asian="none" style:font-weight-asian="bold" style:font-name-complex="Times New Roman1" style:font-size-complex="12pt" style:language-complex="ar" style:country-complex="SA" style:font-weight-complex="bold"/>
    </style:style>
    <style:style style:name="T256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b924d0" fo:background-color="transparent" loext:char-shading-value="0" style:font-name-asian="Times New Roman1" style:font-size-asian="12pt" style:language-asian="zxx" style:country-asian="none" style:font-weight-asian="bold" style:font-name-complex="Times New Roman1" style:font-size-complex="12pt" style:language-complex="ar" style:country-complex="SA" style:font-weight-complex="bold"/>
    </style:style>
    <style:style style:name="T257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bbcbc9" fo:background-color="transparent" loext:char-shading-value="0" style:font-name-asian="Times New Roman1" style:font-size-asian="12pt" style:language-asian="zxx" style:country-asian="none" style:font-weight-asian="bold" style:font-name-complex="Times New Roman1" style:font-size-complex="12pt" style:language-complex="ar" style:country-complex="SA" style:font-weight-complex="bold"/>
    </style:style>
    <style:style style:name="T258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1227d9"/>
    </style:style>
    <style:style style:name="T259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72191a"/>
    </style:style>
    <style:style style:name="T260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82154a"/>
    </style:style>
    <style:style style:name="T261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9e49ea"/>
    </style:style>
    <style:style style:name="T262" style:family="text">
      <style:text-properties fo:font-variant="normal" fo:text-transform="none" style:use-window-font-color="true" style:font-name="Courier New" fo:font-size="16pt" fo:language="it" fo:country="IT" fo:font-style="normal" fo:font-weight="bold" officeooo:rsid="00e8543b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263" style:family="text">
      <style:text-properties fo:font-variant="normal" fo:text-transform="none" style:use-window-font-color="true" style:font-name="Courier New" fo:font-size="16pt" fo:language="it" fo:country="IT" fo:font-style="normal" fo:font-weight="bold" officeooo:rsid="0173ecf3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264" style:family="text">
      <style:text-properties fo:font-variant="normal" fo:text-transform="none" style:use-window-font-color="true" style:font-name="Courier New" fo:font-size="16pt" fo:language="it" fo:country="IT" fo:font-style="normal" fo:font-weight="bold" officeooo:rsid="01835ef9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265" style:family="text">
      <style:text-properties fo:font-variant="normal" fo:text-transform="none" style:use-window-font-color="true" style:font-name="Courier New" fo:font-size="16pt" fo:language="it" fo:country="IT" fo:font-style="normal" fo:font-weight="bold" officeooo:rsid="01b924d0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266" style:family="text">
      <style:text-properties fo:font-variant="normal" fo:text-transform="none" style:use-window-font-color="true" style:font-name="Courier New" fo:font-size="16pt" fo:language="it" fo:country="IT" fo:font-style="normal" fo:font-weight="bold" officeooo:rsid="01bbcbc9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267" style:family="text">
      <style:text-properties fo:font-variant="normal" fo:text-transform="none" style:use-window-font-color="true" style:font-name="Courier New" fo:font-size="16pt" fo:language="it" fo:country="IT" fo:font-style="normal" fo:font-weight="bold" officeooo:rsid="01a3a19c" fo:background-color="#ffffff" loext:char-shading-value="0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268" style:family="text">
      <style:text-properties fo:font-variant="normal" fo:text-transform="none" style:use-window-font-color="true" style:font-name="Courier New" fo:font-size="16pt" fo:language="it" fo:country="IT" fo:font-style="normal" fo:font-weight="bold" officeooo:rsid="01b924d0" fo:background-color="#ffffff" loext:char-shading-value="0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269" style:family="text">
      <style:text-properties fo:font-variant="normal" fo:text-transform="none" style:use-window-font-color="true" style:font-name="Courier New" fo:font-size="16pt" fo:language="it" fo:country="IT" fo:font-style="normal" fo:font-weight="bold" officeooo:rsid="01bbcbc9" fo:background-color="#ffffff" loext:char-shading-value="0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270" style:family="text">
      <style:text-properties fo:font-variant="normal" fo:text-transform="none" style:use-window-font-color="true" style:font-name="Courier New" fo:font-size="16pt" fo:font-style="normal" fo:font-weight="bold" fo:background-color="transparent" loext:char-shading-value="0"/>
    </style:style>
    <style:style style:name="T271" style:family="text">
      <style:text-properties fo:font-variant="normal" fo:text-transform="none" style:use-window-font-color="true" style:font-name="Courier New" fo:font-size="16pt" fo:font-style="normal" fo:font-weight="bold" officeooo:rsid="0049d29b" fo:background-color="transparent" loext:char-shading-value="0"/>
    </style:style>
    <style:style style:name="T272" style:family="text">
      <style:text-properties fo:font-variant="normal" fo:text-transform="none" style:use-window-font-color="true" style:font-name="Courier New" fo:font-size="16pt" fo:font-style="normal" fo:font-weight="bold" officeooo:rsid="003c0aa5" fo:background-color="transparent" loext:char-shading-value="0"/>
    </style:style>
    <style:style style:name="T273" style:family="text">
      <style:text-properties fo:font-variant="normal" fo:text-transform="none" style:use-window-font-color="true" style:font-name="Courier New" fo:font-size="16pt" fo:font-style="normal" fo:font-weight="bold" officeooo:rsid="019e49ea" fo:background-color="transparent" loext:char-shading-value="0"/>
    </style:style>
    <style:style style:name="T274" style:family="text">
      <style:text-properties fo:font-variant="normal" fo:text-transform="none" style:use-window-font-color="true" style:font-name="Courier New" fo:font-size="16pt" fo:font-style="normal" fo:font-weight="bold" officeooo:rsid="019f6938" fo:background-color="transparent" loext:char-shading-value="0"/>
    </style:style>
    <style:style style:name="T275" style:family="text">
      <style:text-properties fo:font-variant="normal" fo:text-transform="none" style:use-window-font-color="true" style:font-name="Courier New" fo:language="it" fo:country="IT" fo:font-style="normal" fo:font-weight="bold" officeooo:rsid="0174763b" style:font-name-asian="Times New Roman1" style:font-size-asian="12pt" style:language-asian="zxx" style:country-asian="none" style:font-style-asian="normal" style:font-name-complex="Times New Roman1" style:font-size-complex="12pt" style:language-complex="ar" style:country-complex="SA" style:font-style-complex="normal"/>
    </style:style>
    <style:style style:name="T276" style:family="text">
      <style:text-properties fo:font-variant="normal" fo:text-transform="none" style:use-window-font-color="true" style:font-name="Courier New" fo:language="it" fo:country="IT" fo:font-style="normal" fo:font-weight="bold" officeooo:rsid="00418113" style:font-name-asian="Times New Roman1" style:font-size-asian="12pt" style:language-asian="zxx" style:country-asian="none" style:font-style-asian="normal" style:font-name-complex="Times New Roman1" style:font-size-complex="12pt" style:language-complex="ar" style:country-complex="SA" style:font-style-complex="normal"/>
    </style:style>
    <style:style style:name="T277" style:family="text">
      <style:text-properties fo:font-variant="normal" fo:text-transform="none" style:use-window-font-color="true" style:font-name="Courier New" fo:language="it" fo:country="IT" fo:font-style="normal" fo:font-weight="bold" officeooo:rsid="01748108" style:font-name-asian="Times New Roman1" style:font-size-asian="12pt" style:language-asian="zxx" style:country-asian="none" style:font-style-asian="normal" style:font-name-complex="Times New Roman1" style:font-size-complex="12pt" style:language-complex="ar" style:country-complex="SA" style:font-style-complex="normal"/>
    </style:style>
    <style:style style:name="T278" style:family="text">
      <style:text-properties fo:font-variant="normal" fo:text-transform="none" style:use-window-font-color="true" style:font-name="Courier New" fo:language="it" fo:country="IT" fo:font-style="normal" fo:font-weight="bold" officeooo:rsid="01a8aa19" style:font-name-asian="Times New Roman1" style:font-size-asian="12pt" style:language-asian="zxx" style:country-asian="none" style:font-style-asian="normal" style:font-name-complex="Times New Roman1" style:font-size-complex="12pt" style:language-complex="ar" style:country-complex="SA" style:font-style-complex="normal"/>
    </style:style>
    <style:style style:name="T279" style:family="text">
      <style:text-properties fo:font-variant="normal" fo:text-transform="none" style:use-window-font-color="true" style:font-name="Courier New" fo:language="it" fo:country="IT" fo:font-style="normal" fo:font-weight="bold" officeooo:rsid="0165610c" style:font-name-asian="Times New Roman1" style:font-size-asian="12pt" style:language-asian="zxx" style:country-asian="none" style:font-style-asian="normal" style:font-name-complex="Times New Roman1" style:font-size-complex="12pt" style:language-complex="ar" style:country-complex="SA" style:font-style-complex="normal"/>
    </style:style>
    <style:style style:name="T280" style:family="text">
      <style:text-properties fo:font-variant="normal" fo:text-transform="none" style:use-window-font-color="true" style:font-name="Courier New" fo:language="it" fo:country="IT" fo:font-style="normal" fo:font-weight="bold" officeooo:rsid="01a01d69" style:font-name-asian="Times New Roman1" style:font-size-asian="12pt" style:language-asian="zxx" style:country-asian="none" style:font-style-asian="normal" style:font-name-complex="Times New Roman1" style:font-size-complex="12pt" style:language-complex="ar" style:country-complex="SA" style:font-style-complex="normal"/>
    </style:style>
    <style:style style:name="T281" style:family="text">
      <style:text-properties fo:font-variant="normal" fo:text-transform="none" style:use-window-font-color="true" style:font-name="Courier New" fo:language="it" fo:country="IT" fo:font-style="normal" fo:font-weight="bold" officeooo:rsid="0173ecf3" style:font-name-asian="Times New Roman1" style:font-size-asian="12pt" style:language-asian="zxx" style:country-asian="none" style:font-style-asian="normal" style:font-name-complex="Times New Roman1" style:font-size-complex="12pt" style:language-complex="ar" style:country-complex="SA" style:font-style-complex="normal"/>
    </style:style>
    <style:style style:name="T282" style:family="text">
      <style:text-properties fo:font-variant="normal" fo:text-transform="none" style:use-window-font-color="true" style:font-name="Courier New" fo:language="it" fo:country="IT" fo:font-style="normal" fo:font-weight="bold" officeooo:rsid="00283f89" style:font-name-asian="Times New Roman1" style:font-size-asian="12pt" style:language-asian="zxx" style:country-asian="none" style:font-style-asian="normal" style:font-name-complex="Times New Roman1" style:font-size-complex="12pt" style:language-complex="ar" style:country-complex="SA" style:font-style-complex="normal"/>
    </style:style>
    <style:style style:name="T283" style:family="text">
      <style:text-properties fo:font-variant="normal" fo:text-transform="none" style:use-window-font-color="true" style:font-name="Courier New" fo:language="it" fo:country="IT" fo:font-style="normal" style:text-underline-style="none" fo:font-weight="bold" officeooo:rsid="019e49ea" style:font-name-asian="Times New Roman1" style:font-size-asian="12pt" style:language-asian="zxx" style:country-asian="none" style:font-style-asian="normal" style:font-name-complex="Times New Roman1" style:font-size-complex="12pt" style:language-complex="ar" style:country-complex="SA" style:font-style-complex="normal"/>
    </style:style>
    <style:style style:name="T284" style:family="text">
      <style:text-properties fo:font-variant="normal" fo:text-transform="none" style:use-window-font-color="true" style:font-name="Courier New" fo:letter-spacing="normal" fo:language="it" fo:country="IT" fo:font-style="normal" fo:font-weight="bold" officeooo:rsid="003f923d" style:font-size-asian="12pt" style:language-asian="zxx" style:country-asian="none" style:font-style-asian="normal" style:font-size-complex="12pt" style:language-complex="ar" style:country-complex="SA" style:font-style-complex="normal"/>
    </style:style>
    <style:style style:name="T285" style:family="text">
      <style:text-properties fo:font-variant="normal" fo:text-transform="none" style:use-window-font-color="true" fo:font-size="16pt"/>
    </style:style>
    <style:style style:name="T286" style:family="text">
      <style:text-properties fo:font-variant="normal" fo:text-transform="none" style:use-window-font-color="true" fo:font-size="16pt" fo:font-style="normal" fo:font-weight="normal"/>
    </style:style>
    <style:style style:name="T287" style:family="text">
      <style:text-properties fo:font-variant="normal" fo:text-transform="none" style:use-window-font-color="true" fo:font-size="16pt" fo:font-style="normal" fo:font-weight="normal" officeooo:rsid="00eb2afe"/>
    </style:style>
    <style:style style:name="T288" style:family="text">
      <style:text-properties fo:font-variant="normal" fo:text-transform="none" style:use-window-font-color="true" fo:font-size="16pt" fo:background-color="transparent" loext:char-shading-value="0"/>
    </style:style>
    <style:style style:name="T289" style:family="text">
      <style:text-properties fo:font-variant="normal" fo:text-transform="none" style:use-window-font-color="true" style:font-name="Courier New1" fo:font-size="16pt" fo:language="it" fo:country="IT" fo:font-style="normal" fo:font-weight="bold" officeooo:rsid="005c39f2" style:font-name-asian="Times New Roman1" style:font-size-asian="12pt" style:language-asian="zxx" style:country-asian="none" style:font-weight-asian="bold" style:font-name-complex="Times New Roman1" style:font-size-complex="12pt" style:language-complex="ar" style:country-complex="SA" style:font-weight-complex="bold"/>
    </style:style>
    <style:style style:name="T290" style:family="text">
      <style:text-properties fo:font-variant="normal" fo:text-transform="none" style:use-window-font-color="true" style:font-name="Courier New1" fo:font-size="16pt" fo:language="it" fo:country="IT" fo:font-style="normal" fo:font-weight="bold" officeooo:rsid="0087fc05" style:font-name-asian="Times New Roman1" style:font-size-asian="12pt" style:language-asian="zxx" style:country-asian="none" style:font-weight-asian="bold" style:font-name-complex="Times New Roman1" style:font-size-complex="12pt" style:language-complex="ar" style:country-complex="SA" style:font-weight-complex="bold"/>
    </style:style>
    <style:style style:name="T291" style:family="text">
      <style:text-properties fo:font-variant="normal" fo:text-transform="none" style:use-window-font-color="true" style:font-name="Courier New1" fo:font-size="16pt" fo:language="it" fo:country="IT" fo:font-style="normal" fo:font-weight="bold" officeooo:rsid="0173ecf3" style:font-name-asian="Times New Roman1" style:font-size-asian="12pt" style:language-asian="zxx" style:country-asian="none" style:font-weight-asian="bold" style:font-name-complex="Times New Roman1" style:font-size-complex="12pt" style:language-complex="ar" style:country-complex="SA" style:font-weight-complex="bold"/>
    </style:style>
    <style:style style:name="T292" style:family="text">
      <style:text-properties fo:font-variant="normal" fo:text-transform="none" style:use-window-font-color="true" style:font-name="Courier New1" fo:font-size="16pt" fo:language="it" fo:country="IT" fo:font-style="normal" fo:font-weight="bold" officeooo:rsid="01793289" style:font-name-asian="Times New Roman1" style:font-size-asian="12pt" style:language-asian="zxx" style:country-asian="none" style:font-weight-asian="bold" style:font-name-complex="Times New Roman1" style:font-size-complex="12pt" style:language-complex="ar" style:country-complex="SA" style:font-weight-complex="bold"/>
    </style:style>
    <style:style style:name="T293" style:family="text">
      <style:text-properties fo:font-variant="normal" fo:text-transform="none" style:use-window-font-color="true" style:font-name="Courier New1" fo:font-size="16pt" fo:language="it" fo:country="IT" fo:font-style="normal" fo:font-weight="bold" officeooo:rsid="017ca49d" style:font-name-asian="Times New Roman1" style:font-size-asian="12pt" style:language-asian="zxx" style:country-asian="none" style:font-weight-asian="bold" style:font-name-complex="Times New Roman1" style:font-size-complex="12pt" style:language-complex="ar" style:country-complex="SA" style:font-weight-complex="bold"/>
    </style:style>
    <style:style style:name="T294" style:family="text">
      <style:text-properties fo:font-variant="normal" fo:text-transform="none" style:use-window-font-color="true" style:font-name="Courier New1" fo:font-size="16pt" fo:language="it" fo:country="IT" fo:font-style="normal" fo:font-weight="bold" officeooo:rsid="019e999f" style:font-name-asian="Times New Roman1" style:font-size-asian="12pt" style:language-asian="zxx" style:country-asian="none" style:font-weight-asian="bold" style:font-name-complex="Times New Roman1" style:font-size-complex="12pt" style:language-complex="ar" style:country-complex="SA" style:font-weight-complex="bold"/>
    </style:style>
    <style:style style:name="T295" style:family="text">
      <style:text-properties fo:font-variant="normal" fo:text-transform="none" style:use-window-font-color="true" style:font-name="Times New Roman" fo:font-size="16pt" fo:letter-spacing="normal" fo:language="it" fo:country="IT" fo:font-style="normal" fo:font-weight="normal" officeooo:rsid="00c970b9" style:font-name-asian="Times New Roman1" style:font-size-asian="12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T296" style:family="text">
      <style:text-properties fo:font-variant="normal" fo:text-transform="none" fo:color="#000000" style:font-name="Times New Roman1" fo:font-size="16pt" fo:letter-spacing="normal" fo:language="it" fo:country="IT" fo:font-style="normal" fo:font-weight="normal" officeooo:rsid="01118535" style:font-size-asian="16pt" style:language-asian="zxx" style:country-asian="none" style:font-style-asian="normal" style:font-size-complex="16pt" style:language-complex="ar" style:country-complex="SA" style:font-style-complex="normal"/>
    </style:style>
    <style:style style:name="T297" style:family="text">
      <style:text-properties fo:font-variant="normal" fo:text-transform="none" fo:color="#000000" style:font-name="Times New Roman1" fo:font-size="16pt" fo:letter-spacing="normal" fo:language="it" fo:country="IT" fo:font-style="normal" fo:font-weight="normal" officeooo:rsid="0131bddb" style:font-size-asian="16pt" style:language-asian="zxx" style:country-asian="none" style:font-style-asian="normal" style:font-size-complex="16pt" style:language-complex="ar" style:country-complex="SA" style:font-style-complex="normal"/>
    </style:style>
    <style:style style:name="T298" style:family="text">
      <style:text-properties fo:font-variant="normal" fo:text-transform="none" fo:color="#000000" style:font-name="Times New Roman1" fo:font-size="16pt" fo:letter-spacing="normal" fo:language="it" fo:country="IT" fo:font-style="normal" fo:font-weight="normal" officeooo:rsid="01703948" style:font-size-asian="16pt" style:language-asian="zxx" style:country-asian="none" style:font-style-asian="normal" style:font-size-complex="16pt" style:language-complex="ar" style:country-complex="SA" style:font-style-complex="normal"/>
    </style:style>
    <style:style style:name="T299" style:family="text">
      <style:text-properties fo:font-variant="normal" fo:text-transform="none" fo:color="#000000" style:font-name="Times New Roman1" fo:font-size="16pt" fo:letter-spacing="normal" fo:language="it" fo:country="IT" fo:font-style="normal" fo:font-weight="normal" officeooo:rsid="018d82c5" style:font-size-asian="16pt" style:language-asian="zxx" style:country-asian="none" style:font-style-asian="normal" style:font-size-complex="16pt" style:language-complex="ar" style:country-complex="SA" style:font-style-complex="normal"/>
    </style:style>
    <style:style style:name="T300" style:family="text">
      <style:text-properties fo:font-variant="normal" fo:text-transform="none" style:font-name="Courier New1" fo:language="it" fo:country="IT" fo:font-style="normal" officeooo:rsid="01b33252" style:font-name-asian="Times New Roman1" style:language-asian="zxx" style:country-asian="none" style:font-name-complex="Times New Roman1" style:language-complex="ar" style:country-complex="SA"/>
    </style:style>
    <style:style style:name="T301" style:family="text">
      <style:text-properties fo:font-variant="normal" fo:text-transform="none" style:font-name="Monospace" fo:language="it" fo:country="IT" fo:font-style="normal" fo:font-weight="normal" officeooo:rsid="01b33252" fo:background-color="#e8f2fe" loext:char-shading-value="0" style:font-name-asian="Times New Roman1" style:language-asian="zxx" style:country-asian="none" style:font-weight-asian="normal" style:font-name-complex="Times New Roman1" style:language-complex="ar" style:country-complex="SA" style:font-weight-complex="normal"/>
    </style:style>
    <style:style style:name="T302" style:family="text">
      <style:text-properties fo:font-weight="bold"/>
    </style:style>
    <style:style style:name="T303" style:family="text">
      <style:text-properties fo:font-weight="bold" officeooo:rsid="015c9504"/>
    </style:style>
    <style:style style:name="T304" style:family="text">
      <style:text-properties fo:font-weight="bold" officeooo:rsid="016314a0"/>
    </style:style>
    <style:style style:name="T305" style:family="text">
      <style:text-properties fo:font-weight="bold" officeooo:rsid="01b19181"/>
    </style:style>
    <style:style style:name="T306" style:family="text">
      <style:text-properties style:font-name="Courier New" fo:language="it" fo:country="IT" fo:font-weight="bold" officeooo:rsid="003c0aa5" style:font-weight-asian="normal" style:font-weight-complex="normal"/>
    </style:style>
    <style:style style:name="T307" style:family="text">
      <style:text-properties style:font-name="Courier New" fo:language="it" fo:country="IT" fo:font-weight="bold" officeooo:rsid="019e49ea" style:font-weight-asian="normal" style:font-weight-complex="normal"/>
    </style:style>
    <style:style style:name="T308" style:family="text">
      <style:text-properties style:font-name="Courier New" fo:font-weight="bold" officeooo:rsid="0182154a"/>
    </style:style>
    <style:style style:name="T309" style:family="text">
      <style:text-properties style:font-name="Courier New" fo:font-weight="bold" officeooo:rsid="01b924d0"/>
    </style:style>
    <style:style style:name="T310" style:family="text">
      <style:text-properties style:font-name="Courier New" fo:font-weight="bold" officeooo:rsid="01bbcbc9"/>
    </style:style>
    <style:style style:name="T311" style:family="text">
      <style:text-properties fo:language="it" fo:country="IT" officeooo:rsid="0049d29b" style:font-weight-asian="normal" style:font-weight-complex="normal"/>
    </style:style>
    <style:style style:name="T312" style:family="text">
      <style:text-properties fo:language="it" fo:country="IT" officeooo:rsid="01201f37" style:font-weight-asian="normal" style:font-weight-complex="normal"/>
    </style:style>
    <style:style style:name="T313" style:family="text">
      <style:text-properties fo:language="it" fo:country="IT" officeooo:rsid="00b2f90e" style:font-weight-asian="normal" style:font-weight-complex="normal"/>
    </style:style>
    <style:style style:name="T314" style:family="text">
      <style:text-properties style:use-window-font-color="true" fo:font-size="16pt"/>
    </style:style>
    <style:style style:name="T315" style:family="text">
      <style:text-properties style:use-window-font-color="true" fo:font-size="16pt" fo:language="it" fo:country="IT"/>
    </style:style>
    <style:style style:name="T316" style:family="text">
      <style:text-properties style:use-window-font-color="true" fo:font-size="16pt" fo:language="it" fo:country="IT" officeooo:rsid="0049d29b"/>
    </style:style>
    <style:style style:name="T317" style:family="text">
      <style:text-properties style:use-window-font-color="true" fo:font-size="16pt" fo:language="it" fo:country="IT" officeooo:rsid="003c0aa5"/>
    </style:style>
    <style:style style:name="T318" style:family="text">
      <style:text-properties style:use-window-font-color="true" fo:font-size="16pt" fo:language="it" fo:country="IT" officeooo:rsid="004ba717"/>
    </style:style>
    <style:style style:name="T319" style:family="text">
      <style:text-properties style:use-window-font-color="true" fo:font-size="16pt" fo:language="it" fo:country="IT" officeooo:rsid="00cbd2ef"/>
    </style:style>
    <style:style style:name="T320" style:family="text">
      <style:text-properties style:use-window-font-color="true" fo:font-size="16pt" fo:language="it" fo:country="IT" officeooo:rsid="00eb2afe"/>
    </style:style>
    <style:style style:name="T321" style:family="text">
      <style:text-properties style:use-window-font-color="true" fo:font-size="16pt" fo:language="it" fo:country="IT" officeooo:rsid="01169b09"/>
    </style:style>
    <style:style style:name="T322" style:family="text">
      <style:text-properties style:use-window-font-color="true" fo:font-size="16pt" fo:language="it" fo:country="IT" officeooo:rsid="01346089"/>
    </style:style>
    <style:style style:name="T323" style:family="text">
      <style:text-properties style:use-window-font-color="true" fo:font-size="16pt" fo:language="it" fo:country="IT" officeooo:rsid="01389da9"/>
    </style:style>
    <style:style style:name="T324" style:family="text">
      <style:text-properties style:use-window-font-color="true" fo:font-size="16pt" fo:language="it" fo:country="IT" officeooo:rsid="0145ef22"/>
    </style:style>
    <style:style style:name="T325" style:family="text">
      <style:text-properties style:use-window-font-color="true" fo:font-size="16pt" fo:language="it" fo:country="IT" officeooo:rsid="0165c8cb"/>
    </style:style>
    <style:style style:name="T326" style:family="text">
      <style:text-properties style:use-window-font-color="true" fo:font-size="16pt" fo:language="it" fo:country="IT" officeooo:rsid="0173ecf3"/>
    </style:style>
    <style:style style:name="T327" style:family="text">
      <style:text-properties style:use-window-font-color="true" fo:font-size="16pt" fo:language="it" fo:country="IT" style:text-underline-style="solid" style:text-underline-width="auto" style:text-underline-color="font-color" officeooo:rsid="01835ef9"/>
    </style:style>
    <style:style style:name="T328" style:family="text">
      <style:text-properties style:use-window-font-color="true" fo:font-size="16pt" fo:language="it" fo:country="IT" style:text-underline-style="solid" style:text-underline-width="auto" style:text-underline-color="font-color" officeooo:rsid="01389da9"/>
    </style:style>
    <style:style style:name="T329" style:family="text">
      <style:text-properties style:use-window-font-color="true" fo:font-size="16pt" fo:language="it" fo:country="IT" officeooo:rsid="01902ed8"/>
    </style:style>
    <style:style style:name="T330" style:family="text">
      <style:text-properties style:use-window-font-color="true" fo:font-size="16pt" fo:language="it" fo:country="IT" officeooo:rsid="019e999f"/>
    </style:style>
    <style:style style:name="T331" style:family="text">
      <style:text-properties style:use-window-font-color="true" fo:font-size="16pt" fo:language="it" fo:country="IT" officeooo:rsid="01a6c405"/>
    </style:style>
    <style:style style:name="T332" style:family="text">
      <style:text-properties style:use-window-font-color="true" fo:font-size="16pt" fo:language="it" fo:country="IT" officeooo:rsid="01a90768"/>
    </style:style>
    <style:style style:name="T333" style:family="text">
      <style:text-properties style:use-window-font-color="true" fo:font-size="16pt" fo:language="it" fo:country="IT" officeooo:rsid="01a98199"/>
    </style:style>
    <style:style style:name="T334" style:family="text">
      <style:text-properties style:use-window-font-color="true" style:font-name="Courier New" fo:font-size="16pt" fo:language="it" fo:country="IT" fo:font-weight="bold"/>
    </style:style>
    <style:style style:name="T335" style:family="text">
      <style:text-properties style:use-window-font-color="true" style:font-name="Courier New" fo:font-size="16pt" fo:language="it" fo:country="IT" fo:font-weight="bold" officeooo:rsid="00283f89"/>
    </style:style>
    <style:style style:name="T336" style:family="text">
      <style:text-properties style:use-window-font-color="true" style:font-name="Courier New" fo:font-size="16pt" fo:language="it" fo:country="IT" fo:font-weight="bold" officeooo:rsid="0049d29b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337" style:family="text">
      <style:text-properties style:use-window-font-color="true" style:font-name="Courier New" fo:font-size="16pt" fo:language="it" fo:country="IT" fo:font-weight="bold" officeooo:rsid="00cbd2ef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338" style:family="text">
      <style:text-properties style:use-window-font-color="true" style:font-name="Courier New" fo:font-size="16pt" fo:language="it" fo:country="IT" fo:font-weight="bold" officeooo:rsid="0173ecf3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339" style:family="text">
      <style:text-properties style:use-window-font-color="true" style:font-name="Courier New" fo:font-size="16pt" fo:language="it" fo:country="IT" fo:font-weight="bold" officeooo:rsid="019e49ea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340" style:family="text">
      <style:text-properties style:use-window-font-color="true" style:font-name="Courier New" fo:font-size="16pt" fo:language="it" fo:country="IT" fo:font-weight="bold" officeooo:rsid="01a01d69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341" style:family="text">
      <style:text-properties style:use-window-font-color="true" style:font-name="Courier New" fo:font-size="16pt" fo:language="it" fo:country="IT" fo:font-weight="bold" officeooo:rsid="01229594"/>
    </style:style>
    <style:style style:name="T342" style:family="text">
      <style:text-properties style:use-window-font-color="true" style:font-name="Courier New" fo:font-size="16pt" fo:language="it" fo:country="IT" fo:font-weight="bold" officeooo:rsid="0165610c"/>
    </style:style>
    <style:style style:name="T343" style:family="text">
      <style:text-properties style:use-window-font-color="true" style:font-name="Courier New" fo:font-size="16pt" fo:language="it" fo:country="IT" fo:font-weight="bold" officeooo:rsid="0173ecf3"/>
    </style:style>
    <style:style style:name="T344" style:family="text">
      <style:text-properties style:use-window-font-color="true" style:font-name="Courier New" fo:font-size="16pt" fo:language="it" fo:country="IT" fo:font-weight="bold" officeooo:rsid="01a01d69"/>
    </style:style>
    <style:style style:name="T345" style:family="text">
      <style:text-properties style:use-window-font-color="true" style:font-name="Courier New" fo:font-size="16pt" fo:language="it" fo:country="IT" fo:font-weight="bold" officeooo:rsid="019e999f" fo:background-color="#ffffff" loext:char-shading-value="0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346" style:family="text">
      <style:text-properties style:use-window-font-color="true" style:font-name="Courier New" fo:font-size="16pt" fo:language="it" fo:country="IT" fo:font-weight="bold" officeooo:rsid="0174763b" fo:background-color="#ffffff" loext:char-shading-value="0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347" style:family="text">
      <style:text-properties style:use-window-font-color="true" style:font-name="Courier New" fo:font-size="16pt" fo:language="it" fo:country="IT" fo:font-weight="bold" officeooo:rsid="018bef89" fo:background-color="#ffffff" loext:char-shading-value="0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348" style:family="text">
      <style:text-properties style:use-window-font-color="true" style:font-name="Courier New" fo:font-size="16pt" fo:language="it" fo:country="IT" fo:font-weight="bold" officeooo:rsid="01a3a19c" fo:background-color="#ffffff" loext:char-shading-value="0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349" style:family="text">
      <style:text-properties style:use-window-font-color="true" style:font-name="Courier New" fo:font-size="16pt" fo:language="it" fo:country="IT" fo:font-weight="bold" officeooo:rsid="01a8aa19"/>
    </style:style>
    <style:style style:name="T350" style:family="text">
      <style:text-properties style:use-window-font-color="true" style:font-name="Courier New" fo:font-size="16pt" fo:language="it" fo:country="IT" fo:font-weight="bold" officeooo:rsid="01a90768"/>
    </style:style>
    <style:style style:name="T351" style:family="text">
      <style:text-properties style:use-window-font-color="true" style:font-name="Courier New" fo:font-size="16pt" fo:language="it" fo:country="IT" style:text-underline-style="none" fo:font-weight="bold" officeooo:rsid="019e49ea"/>
    </style:style>
    <style:style style:name="T352" style:family="text">
      <style:text-properties style:use-window-font-color="true" style:font-name="Courier New" fo:font-size="16pt" fo:font-weight="bold" fo:background-color="#ffffff" loext:char-shading-value="0"/>
    </style:style>
    <style:style style:name="T353" style:family="text">
      <style:text-properties style:use-window-font-color="true" style:font-name="Courier New" fo:font-size="16pt" fo:font-weight="bold" officeooo:rsid="01a3a19c" fo:background-color="#ffffff" loext:char-shading-value="0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354" style:family="text">
      <style:text-properties style:use-window-font-color="true" style:font-name="Courier New" fo:font-size="16pt" fo:font-weight="bold" officeooo:rsid="01b924d0" fo:background-color="#ffffff" loext:char-shading-value="0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355" style:family="text">
      <style:text-properties style:use-window-font-color="true" style:font-name="Courier New" fo:font-size="16pt" fo:font-weight="bold" officeooo:rsid="01bbcbc9" fo:background-color="#ffffff" loext:char-shading-value="0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356" style:family="text">
      <style:text-properties style:use-window-font-color="true" style:font-name="Courier New" fo:font-size="16pt" fo:font-weight="bold" officeooo:rsid="017734b9" fo:background-color="#ffffff" loext:char-shading-value="0"/>
    </style:style>
    <style:style style:name="T357" style:family="text">
      <style:text-properties style:use-window-font-color="true" style:font-name="Courier New" fo:font-size="16pt" fo:font-weight="bold" officeooo:rsid="0097e37e" fo:background-color="#ffffff" loext:char-shading-value="0"/>
    </style:style>
    <style:style style:name="T358" style:family="text">
      <style:text-properties style:use-window-font-color="true" style:font-name="Courier New" fo:font-size="16pt" fo:font-weight="bold" officeooo:rsid="01a3a19c" fo:background-color="#ffffff" loext:char-shading-value="0"/>
    </style:style>
    <style:style style:name="T359" style:family="text">
      <style:text-properties style:use-window-font-color="true" style:font-name="Courier New" fo:font-size="16pt" fo:font-weight="bold" officeooo:rsid="01b924d0" fo:background-color="#ffffff" loext:char-shading-value="0"/>
    </style:style>
    <style:style style:name="T360" style:family="text">
      <style:text-properties style:use-window-font-color="true" style:font-name="Courier New" fo:font-size="16pt" fo:font-weight="bold" officeooo:rsid="01bbcbc9" fo:background-color="#ffffff" loext:char-shading-value="0"/>
    </style:style>
    <style:style style:name="T361" style:family="text">
      <style:text-properties style:use-window-font-color="true" style:font-name="Times New Roman1" fo:font-size="16pt" fo:language="it" fo:country="IT" fo:font-weight="bold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362" style:family="text">
      <style:text-properties style:use-window-font-color="true" style:font-name="Times New Roman1" fo:font-size="16pt" fo:font-weight="normal" fo:background-color="#ffffff" loext:char-shading-value="0"/>
    </style:style>
    <style:style style:name="T363" style:family="text">
      <style:text-properties style:use-window-font-color="true" style:font-name="Times New Roman1" fo:font-size="16pt" fo:font-weight="normal" officeooo:rsid="013a554a" fo:background-color="#ffffff" loext:char-shading-value="0"/>
    </style:style>
    <style:style style:name="T364" style:family="text">
      <style:text-properties style:use-window-font-color="true" style:font-name="Times New Roman1" fo:font-size="16pt" fo:font-weight="normal" officeooo:rsid="013a782d" fo:background-color="#ffffff" loext:char-shading-value="0"/>
    </style:style>
    <style:style style:name="T365" style:family="text">
      <style:text-properties style:use-window-font-color="true" style:font-name="Times New Roman1" fo:font-size="16pt" fo:font-weight="normal" officeooo:rsid="013f50cd" fo:background-color="#ffffff" loext:char-shading-value="0"/>
    </style:style>
    <style:style style:name="T366" style:family="text">
      <style:text-properties style:use-window-font-color="true" style:font-name="Times New Roman1" fo:font-size="16pt" fo:font-weight="normal" officeooo:rsid="018d82c5" fo:background-color="#ffffff" loext:char-shading-value="0"/>
    </style:style>
    <style:style style:name="T367" style:family="text">
      <style:text-properties style:use-window-font-color="true" style:font-name="Times New Roman1" fo:font-size="16pt" fo:font-weight="normal" officeooo:rsid="00965067" fo:background-color="#ffffff" loext:char-shading-value="0"/>
    </style:style>
    <style:style style:name="T368" style:family="text">
      <style:text-properties style:use-window-font-color="true" style:font-name="Times New Roman1" fo:font-size="16pt" fo:font-weight="normal" officeooo:rsid="009473f8" fo:background-color="#ffffff" loext:char-shading-value="0"/>
    </style:style>
    <style:style style:name="T369" style:family="text">
      <style:text-properties style:use-window-font-color="true" style:font-name="Times New Roman1" fo:font-size="16pt" fo:font-weight="normal" officeooo:rsid="01a3a19c" fo:background-color="#ffffff" loext:char-shading-value="0"/>
    </style:style>
    <style:style style:name="T370" style:family="text">
      <style:text-properties style:use-window-font-color="true" style:font-name="Times New Roman1" fo:font-size="16pt" fo:font-style="italic" fo:font-weight="normal" officeooo:rsid="00965067" fo:background-color="#ffffff" loext:char-shading-value="0" style:font-style-asian="italic" style:font-style-complex="italic"/>
    </style:style>
    <style:style style:name="T371" style:family="text">
      <style:text-properties style:use-window-font-color="true" style:font-name="Times New Roman1" fo:font-size="16pt" fo:font-style="normal" fo:font-weight="normal" fo:background-color="#ffffff" loext:char-shading-value="0" style:font-style-asian="normal" style:font-style-complex="normal"/>
    </style:style>
    <style:style style:name="T372" style:family="text">
      <style:text-properties style:use-window-font-color="true" style:font-name="Times New Roman1" fo:font-size="16pt" fo:font-style="normal" fo:font-weight="normal" officeooo:rsid="00965067" fo:background-color="#ffffff" loext:char-shading-value="0" style:font-style-asian="normal" style:font-style-complex="normal"/>
    </style:style>
    <style:style style:name="T373" style:family="text">
      <style:text-properties style:use-window-font-color="true" officeooo:rsid="0041b5c9"/>
    </style:style>
    <style:style style:name="T374" style:family="text">
      <style:text-properties style:use-window-font-color="true" officeooo:rsid="00938994"/>
    </style:style>
    <style:style style:name="T375" style:family="text">
      <style:text-properties style:use-window-font-color="true" officeooo:rsid="015ee68b"/>
    </style:style>
    <style:style style:name="T376" style:family="text">
      <style:text-properties style:use-window-font-color="true" officeooo:rsid="01748108"/>
    </style:style>
    <style:style style:name="T377" style:family="text">
      <style:text-properties style:use-window-font-color="true" officeooo:rsid="017aecd0"/>
    </style:style>
    <style:style style:name="T378" style:family="text">
      <style:text-properties style:use-window-font-color="true" officeooo:rsid="01835ef9"/>
    </style:style>
    <style:style style:name="T379" style:family="text">
      <style:text-properties style:use-window-font-color="true" officeooo:rsid="01902ed8"/>
    </style:style>
    <style:style style:name="T380" style:family="text">
      <style:text-properties style:use-window-font-color="true" officeooo:rsid="019e49ea"/>
    </style:style>
    <style:style style:name="T381" style:family="text">
      <style:text-properties style:use-window-font-color="true" officeooo:rsid="01a8aa19"/>
    </style:style>
    <style:style style:name="T382" style:family="text">
      <style:text-properties style:use-window-font-color="true" officeooo:rsid="01aa33a1"/>
    </style:style>
    <style:style style:name="T383" style:family="text">
      <style:text-properties style:use-window-font-color="true" officeooo:rsid="01adba1c"/>
    </style:style>
    <style:style style:name="T384" style:family="text">
      <style:text-properties officeooo:rsid="011732ca"/>
    </style:style>
    <style:style style:name="T385" style:family="text">
      <style:text-properties officeooo:rsid="016314a0"/>
    </style:style>
    <style:style style:name="T386" style:family="text">
      <style:text-properties officeooo:rsid="018d82c5"/>
    </style:style>
    <style:style style:name="T387" style:family="text">
      <style:text-properties officeooo:rsid="0192a307"/>
    </style:style>
    <style:style style:name="T388" style:family="text">
      <style:text-properties officeooo:rsid="00a8dce7"/>
    </style:style>
    <style:style style:name="T389" style:family="text">
      <style:text-properties officeooo:rsid="016ebed5"/>
    </style:style>
    <style:style style:name="T390" style:family="text">
      <style:text-properties officeooo:rsid="002cecc7"/>
    </style:style>
    <style:style style:name="T391" style:family="text">
      <style:text-properties style:font-name="Courier New1" fo:font-weight="bold" officeooo:rsid="019e49ea" style:font-weight-asian="bold" style:font-weight-complex="bold"/>
    </style:style>
    <style:style style:name="T392" style:family="text">
      <style:text-properties officeooo:rsid="0105ba05"/>
    </style:style>
    <style:style style:name="T393" style:family="text">
      <style:text-properties officeooo:rsid="019e999f"/>
    </style:style>
    <style:style style:name="T394" style:family="text">
      <style:text-properties style:text-underline-style="solid" style:text-underline-width="auto" style:text-underline-color="font-color"/>
    </style:style>
    <style:style style:name="T395" style:family="text">
      <style:text-properties officeooo:rsid="01abd350"/>
    </style:style>
    <style:style style:name="T396" style:family="text">
      <style:text-properties officeooo:rsid="01adba1c"/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span text:style-name="T1">Un’</text:span><text:span text:style-name="T13">azienda che gestisce un </text:span><text:span text:style-name="T12">servizio di </text:span><text:span text:style-name="T26">bike</text:span><text:span text:style-name="T25"> sharing</text:span><text:span text:style-name="T11"> sta sviluppando un</text:span><text:span text:style-name="T1"> software </text:span><text:span text:style-name="T3">per la </text:span><text:span text:style-name="T2">simulazione dell</text:span><text:span text:style-name="T4">e</text:span><text:span text:style-name="T2"> attivita` </text:span><text:span text:style-name="T13">del proprio parco </text:span><text:span text:style-name="T22">bici</text:span><text:span text:style-name="T13">: </text:span><text:span text:style-name="T19">queste simulazioni hanno </text:span><text:span text:style-name="T15">l’obiettivo </text:span><text:span text:style-name="T19">di</text:span><text:span text:style-name="T9"> collezionare </text:span><text:span text:style-name="T10">alcuni</text:span><text:span text:style-name="T5"> dati statistici </text:span><text:span text:style-name="T19">per </text:span><text:span text:style-name="T13">supportare </text:span><text:span text:style-name="T19">future </text:span><text:span text:style-name="T13">decisioni </text:span><text:span text:style-name="T19">aziendali </text:span><text:span text:style-name="T15">tese</text:span><text:span text:style-name="T14"> a diversificare l’offerta </text:span><text:span text:style-name="T20">e </text:span><text:span text:style-name="T19">rende</text:span><text:span text:style-name="T20">re</text:span><text:span text:style-name="T19"> il servizio più efficiente</text:span><text:span text:style-name="T14">.</text:span></text:p>
      <text:p text:style-name="P6"/>
      <text:p text:style-name="P14"><text:span text:style-name="T15">L</text:span><text:span text:style-name="T14">’azienda </text:span><text:span text:style-name="T13">è interessata a studiare cosa accadrebbe se offrisse una parte de</text:span><text:span text:style-name="T22">lle proprie biciclette</text:span><text:span text:style-name="T13"> (</text:span><text:span text:style-name="T22">quelle</text:span><text:span text:style-name="T13"> </text:span><text:span text:style-name="T29">bianche</text:span><text:span text:style-name="T6"> </text:span><text:span text:style-name="T7">sul display di visualizzazione</text:span><text:span text:style-name="T13">) ad </text:span><text:span text:style-name="T20">una tariffa più elevata</text:span><text:span text:style-name="T13"> ma con totale libertà di scelta della destinazione, e</text:span><text:span text:style-name="T14">d uno stesso numero di </text:span><text:span text:style-name="T22">biciclette</text:span><text:span text:style-name="T13"> ad un prezzo ridotto (</text:span><text:span text:style-name="T22">quelle</text:span><text:span text:style-name="T13"> </text:span><text:span text:style-name="T33">rosse</text:span><text:span text:style-name="T6"> </text:span><text:span text:style-name="T7">sul display di visualizzazione</text:span><text:span text:style-name="T8">)</text:span><text:span text:style-name="T13">, </text:span><text:span text:style-name="T14">ma </text:span><text:span text:style-name="T13">con un insieme di destinazioni molto più ridotto e prefissato </text:span><text:span text:style-name="T21">(vedi costante </text:span><text:span text:style-name="Teletype"><text:span text:style-name="T71">bici.sim.CostantiSimulazione.N_DESTINAZIONI</text:span></text:span><text:span text:style-name="T21">) </text:span><text:span text:style-name="T13">, </text:span><text:span text:style-name="T15">e </text:span><text:span text:style-name="T13">comune a </text:span><text:span text:style-name="T24">tutte</text:span><text:span text:style-name="T13"> le </text:span><text:span text:style-name="T22">biciclette</text:span><text:span text:style-name="T14"> </text:span><text:span text:style-name="T18">rosse</text:span><text:span text:style-name="T23">.</text:span></text:p>
      <text:p text:style-name="P4"/>
      <text:p text:style-name="P13"><text:span text:style-name="T85">L</text:span><text:span text:style-name="T94">e biciclette</text:span><text:span text:style-name="T90"> </text:span><text:span text:style-name="T79">si </text:span><text:span text:style-name="T94">possono </text:span><text:span text:style-name="T87">muov</text:span><text:span text:style-name="T94">re</text:span><text:span text:style-name="T87"> </text:span><text:span text:style-name="T94">solo </text:span><text:span text:style-name="T78">all’inter</text:span><text:span text:style-name="T82">n</text:span><text:span text:style-name="T78">o d</text:span><text:span text:style-name="T82">i </text:span><text:span text:style-name="T90">una zona</text:span><text:span text:style-name="T85"> </text:span><text:span text:style-name="T90">di copertur</text:span><text:span text:style-name="T93">a</text:span><text:span text:style-name="T92"> </text:span><text:span text:style-name="T90">ben </text:span><text:span text:style-name="T92">del</text:span><text:span text:style-name="T90">imitata </text:span><text:span text:style-name="T91">(</text:span><text:span text:style-name="T88">modellat</text:span><text:span text:style-name="T92">a</text:span><text:span text:style-name="T80"> dalla classe </text:span><text:span text:style-name="Teletype"><text:span text:style-name="T228">bici.</text:span></text:span><text:span text:style-name="Teletype"><text:span text:style-name="T225">sim.</text:span></text:span><text:span text:style-name="Teletype"><text:span text:style-name="T226">Zona</text:span></text:span><text:span text:style-name="T91">)</text:span><text:span text:style-name="T86">, </text:span><text:span text:style-name="T91"><text:s/></text:span><text:span text:style-name="T87">occupando </text:span><text:span text:style-name="T81">posizioni </text:span><text:span text:style-name="T83">di </text:span><text:span text:style-name="T80">un piano cartesiano </text:span><text:span text:style-name="T88">modellate</text:span><text:span text:style-name="T80"> dalla classe </text:span><text:span text:style-name="Teletype"><text:span text:style-name="T227">bici.</text:span></text:span><text:span text:style-name="Teletype"><text:span text:style-name="T225">sim.</text:span></text:span><text:span text:style-name="Teletype"><text:span text:style-name="T223">Coordi</text:span></text:span><text:span text:style-name="Teletype"><text:span text:style-name="T224">nate</text:span></text:span><text:span text:style-name="Teletype"><text:span text:style-name="T140">. </text:span></text:span><text:span text:style-name="Teletype"><text:span text:style-name="T141">La direzione degli </text:span></text:span><text:span text:style-name="Teletype"><text:span text:style-name="T138">spostamenti, </text:span></text:span><text:span text:style-name="Teletype"><text:span text:style-name="T141">che sono</text:span></text:span><text:span text:style-name="Teletype"><text:span text:style-name="T138"> </text:span></text:span><text:span text:style-name="Teletype"><text:span text:style-name="T139">incrementali, </text:span></text:span><text:span text:style-name="Teletype"><text:span text:style-name="T142">orizzontali o verticali</text:span></text:span><text:span text:style-name="Teletype"><text:span text:style-name="T139">, </text:span></text:span><text:span text:style-name="Teletype"><text:span text:style-name="T141">viene modellata dall’</text:span></text:span><text:span text:style-name="Teletype"><text:span text:style-name="T145">enum</text:span></text:span><text:span text:style-name="Teletype"><text:span text:style-name="T141"> </text:span></text:span><text:span text:style-name="Teletype"><text:span text:style-name="T240">bici.</text:span></text:span><text:span text:style-name="Teletype"><text:span text:style-name="T238">sim.</text:span></text:span><text:span text:style-name="Teletype"><text:span text:style-name="T236">Direzione</text:span></text:span><text:span text:style-name="Teletype"><text:span text:style-name="T137">.</text:span></text:span></text:p>
      <text:p text:style-name="P2"><text:span text:style-name="Teletype"><text:span text:style-name="T140"/></text:span></text:p>
      <text:p text:style-name="P15">DOMANDA 1 (5%)</text:p>
      <text:p text:style-name="P21"><text:span text:style-name="T53">M</text:span><text:span text:style-name="T54">odifica</text:span><text:span text:style-name="T53">re </text:span><text:span text:style-name="T54">il codice della classe</text:span><text:span text:style-name="T80"> </text:span><text:span text:style-name="T76">bici</text:span><text:span text:style-name="T75">.sim.</text:span><text:span text:style-name="T74">Coordinate</text:span><text:span text:style-name="T54"> affinch</text:span><text:span text:style-name="T58">e’</text:span><text:span text:style-name="T80"> </text:span><text:span text:style-name="T54">i</text:span><text:span text:style-name="T80"> </text:span><text:span text:style-name="T54">test presenti nell</text:span><text:span text:style-name="T58">e</text:span><text:span text:style-name="T80"> </text:span><text:span text:style-name="T54">class</text:span><text:span text:style-name="T58">i</text:span><text:span text:style-name="T80"> </text:span><text:span text:style-name="T74">Coordinate</text:span><text:span text:style-name="T72">Test </text:span><text:span text:style-name="T54">comincino ad avere successo. </text:span><text:span text:style-name="T55">Gia` dopo aver effettuato questa correzione, e`</text:span><text:span text:style-name="T80"> </text:span><text:span text:style-name="T54">possibile verifica</text:span><text:span text:style-name="T56">re </text:span><text:span text:style-name="T54">il corretto funzionamento del</text:span><text:span text:style-name="T55">l’</text:span><text:span text:style-name="T57">intera</text:span><text:span text:style-name="T55"> simulazione</text:span><text:span text:style-name="T54"> eseguendo il metodo </text:span><text:span text:style-name="T72">main()</text:span><text:span text:style-name="T80"> </text:span><text:span text:style-name="T54">della classe </text:span><text:span text:style-name="T76">bici</text:span><text:span text:style-name="T73">.M</text:span><text:span text:style-name="T72">ain</text:span><text:span text:style-name="T54">. </text:span></text:p>
      <text:p text:style-name="P40"/>
      <text:p text:style-name="P22"><text:span text:style-name="T34">(</text:span><text:span text:style-name="T37">N.B. </text:span><text:span text:style-name="T43">P</text:span><text:span text:style-name="T35">er </text:span><text:span text:style-name="T46">un</text:span><text:span text:style-name="T48">a</text:span><text:span text:style-name="T46"> </text:span><text:span text:style-name="T35">piu</text:span><text:span text:style-name="T46">`</text:span><text:span text:style-name="T35"> agevo</text:span><text:span text:style-name="T46">le comprensione del</text:span><text:span text:style-name="T35">la descrizione che segue, si consiglia di provare ad </text:span><text:span text:style-name="T36">eseguire il metodo </text:span><text:span text:style-name="T67">main()</text:span><text:span text:style-name="T36"> della classe </text:span><text:span text:style-name="T70">bici</text:span><text:span text:style-name="T68">.M</text:span><text:span text:style-name="T69">ain</text:span><text:span text:style-name="T67"> </text:span><text:span text:style-name="T35">ed osservare l’animazione della simulazione </text:span><text:span text:style-name="T45">gi</text:span><text:span text:style-name="T46">a`</text:span><text:span text:style-name="T45"> dopo aver risposto a questa </text:span><text:span text:style-name="T48">prima </text:span><text:span text:style-name="T45">domanda</text:span><text:span text:style-name="T35">. </text:span><text:span text:style-name="T43">L</text:span><text:span text:style-name="T42">a simulazione </text:span><text:span text:style-name="T41">stampa</text:span><text:span text:style-name="T42">, </text:span><text:span text:style-name="T44">a fine esecuzione,</text:span><text:span text:style-name="T41"> </text:span><text:span text:style-name="T46">alcune </text:span><text:span text:style-name="T41">statistiche raccolte durante l’esecuzione. </text:span><text:span text:style-name="T51">Queste</text:span><text:span text:style-name="T41"> </text:span><text:span text:style-name="T52">statistiche </text:span><text:span text:style-name="T47">sono</text:span><text:span text:style-name="T42"> oggetto delle </text:span><text:span text:style-name="T41">domand</text:span><text:span text:style-name="T42">e successive: </text:span><text:span text:style-name="T46">e`</text:span><text:span text:style-name="T41"> possibile </text:span><text:span text:style-name="T38">premere </text:span><text:span text:style-name="T39">il tasto ESCape per </text:span><text:span text:style-name="T48">anticipare</text:span><text:span text:style-name="T40"> la </text:span><text:span text:style-name="T48">fine </text:span><text:span text:style-name="T40">della simulazione </text:span><text:span text:style-name="T49">e la stampa delle statistiche </text:span><text:span text:style-name="T50">in qualsiasi momento, </text:span><text:span text:style-name="T52">anche senza attendere la terminazione della simulazione.)</text:span></text:p>
      <text:p text:style-name="P1"/>
      <text:p text:style-name="P3"><text:span text:style-name="T388">Inizialmente si studia una sola tipologia di bicicletta, <text:s/></text:span>modellat<text:span text:style-name="T389">a</text:span> dall<text:span text:style-name="T389">a</text:span> class<text:span text:style-name="T389">e</text:span> <text:span text:style-name="T308">Bianca</text:span><text:span text:style-name="T390"> del package </text:span><text:span text:style-name="T391">bici.tipo</text:span><text:span text:style-name="T392">, ma successivamente sarà necessario introdurre anche la classe </text:span><text:span text:style-name="T310">Rossa</text:span><text:span text:style-name="T392"> che finisce per differenziarsi dalla prima solamente per la politica di scelta della destinazione.</text:span></text:p>
      <text:p text:style-name="P3"/>
      <text:p text:style-name="P9"><text:span text:style-name="T150">La simulazione </text:span><text:span text:style-name="T151">comincia con la creazione dello </text:span><text:span text:style-name="T152">stesso numero d</text:span><text:span text:style-name="T153">i </text:span><text:span text:style-name="T171">mezzi</text:span><text:span text:style-name="T152"> per ciascuna </text:span><text:span text:style-name="T154">tipologia</text:span><text:span text:style-name="T151">; </text:span><text:span text:style-name="T159">ciascuna ha una posizione di partenza ed una di destinazione ed in ogni passo della simulazione </text:span><text:span text:style-name="T84">(vedi </text:span><text:span text:style-name="T89">anche</text:span><text:span text:style-name="T84"> il metodo </text:span><text:span text:style-name="Teletype"><text:span text:style-name="T240">bici</text:span></text:span><text:span text:style-name="Teletype"><text:span text:style-name="T238">.</text:span></text:span><text:span text:style-name="Teletype"><text:span text:style-name="T240">tipo</text:span></text:span><text:span text:style-name="Teletype"><text:span text:style-name="T238">.</text:span></text:span><text:span text:style-name="Teletype"><text:span text:style-name="T239">Bianca</text:span></text:span><text:span text:style-name="Teletype"><text:span text:style-name="T236">.</text:span></text:span><text:span text:style-name="Teletype"><text:span text:style-name="T237">simula</text:span></text:span><text:span text:style-name="Teletype"><text:span text:style-name="T235">()</text:span></text:span><text:span text:style-name="Teletype"><text:span text:style-name="T137">) </text:span></text:span><text:span text:style-name="Teletype"><text:span text:style-name="T143">si avvicina incrementalmente verso la propria destinazione spostandosi </text:span></text:span><text:span text:style-name="Teletype"><text:span text:style-name="T144">sul piano cartesiano </text:span></text:span><text:span text:style-name="Teletype"><text:span text:style-name="T143">di una singola cella, </text:span></text:span><text:span text:style-name="Teletype"><text:span text:style-name="T145">orizzontalmente o verticalmente.</text:span></text:span></text:p>
      <text:p text:style-name="P10"><text:span text:style-name="Teletype"><text:span text:style-name="T143"/></text:span></text:p>
      <text:p text:style-name="P8"><text:span text:style-name="Teletype"><text:span text:style-name="T143">All’arrivo a destinazione </text:span></text:span><text:span text:style-name="Teletype"><text:span text:style-name="T146">il percorso </text:span></text:span><text:span text:style-name="Teletype"><text:span text:style-name="T148">coperto</text:span></text:span><text:span text:style-name="Teletype"><text:span text:style-name="T146"> viene registrato e </text:span></text:span><text:span text:style-name="Teletype"><text:span text:style-name="T143">ciascun </text:span></text:span><text:span text:style-name="Teletype"><text:span text:style-name="T147">mezzo</text:span></text:span><text:span text:style-name="Teletype"><text:span text:style-name="T143"> decide una nuova destinazione secondo la politica della pro</text:span></text:span><text:span text:style-name="Teletype"><text:span text:style-name="T160">pria tipologia (prendendo una destinazione casuale qualsiasi se </text:span></text:span><text:span text:style-name="Teletype"><text:span text:style-name="T161">bianca</text:span></text:span><text:span text:style-name="Teletype"><text:span text:style-name="T160">, </text:span></text:span><text:span text:style-name="Teletype"><text:span text:style-name="T165">ovvero </text:span></text:span><text:span text:style-name="Teletype"><text:span text:style-name="T161">sceglie</text:span></text:span><text:span text:style-name="Teletype"><text:span text:style-name="T165">ndo</text:span></text:span><text:span text:style-name="Teletype"><text:span text:style-name="T161"> </text:span></text:span><text:span text:style-name="Teletype"><text:span text:style-name="T160">una destinazione </text:span></text:span><text:span text:style-name="Teletype"><text:span text:style-name="T163">comunque </text:span></text:span><text:span text:style-name="Teletype"><text:span text:style-name="T160">casuale ma </text:span></text:span><text:span text:style-name="Teletype"><text:span text:style-name="T161">selezionata </text:span></text:span><text:span text:style-name="Teletype"><text:span text:style-name="T160">tra quelle comuni a tutt</text:span></text:span><text:span text:style-name="Teletype"><text:span text:style-name="T164">i mezzi </text:span></text:span><text:span text:style-name="Teletype"><text:span text:style-name="T165">dello stesso colore, se </text:span></text:span><text:span text:style-name="Teletype"><text:span text:style-name="T167">rosse</text:span></text:span><text:span text:style-name="Teletype"><text:span text:style-name="T163">)</text:span></text:span><text:span text:style-name="Teletype"><text:span text:style-name="T160">. </text:span></text:span><text:span text:style-name="Teletype"><text:span text:style-name="T162">Tale</text:span></text:span><text:span text:style-name="Teletype"><text:span text:style-name="T296"> </text:span></text:span><text:span text:style-name="Teletype"><text:span text:style-name="T297">scelta </text:span></text:span><text:span text:style-name="Teletype"><text:span text:style-name="T299">nella classe </text:span></text:span><text:span text:style-name="Teletype"><text:span text:style-name="T239">Bianca</text:span></text:span><text:span text:style-name="Teletype"><text:span text:style-name="T299"> </text:span></text:span><text:span text:style-name="Teletype"><text:span text:style-name="T298">è </text:span></text:span><text:span text:style-name="Teletype"><text:span text:style-name="T297">delegata al metodo </text:span></text:span><text:span text:style-name="Teletype"><text:span text:style-name="T238">decidiProssimaDestinazione()</text:span></text:span><text:span text:style-name="Teletype"><text:span text:style-name="T296">.</text:span></text:span></text:p>
      <text:p text:style-name="P5"/>
      <text:p text:style-name="P35"><text:span text:style-name="T102">Un progettista esperto fa notare al programmatore che </text:span><text:span text:style-name="T110">esisterebbe</text:span><text:span text:style-name="T111">ro</text:span><text:span text:style-name="T102"> molte linee di codice in comune tra </text:span><text:span text:style-name="T103">l</text:span><text:span text:style-name="T109">a</text:span><text:span text:style-name="T103"> class</text:span><text:span text:style-name="T109">e </text:span><text:span text:style-name="Teletype"><text:span text:style-name="T232">Bianca</text:span></text:span><text:span text:style-name="Teletype"><text:span text:style-name="T230"> </text:span></text:span><text:span text:style-name="Teletype"><text:span text:style-name="T133"><text:s/></text:span></text:span><text:span text:style-name="Teletype"><text:span text:style-name="T136">(</text:span></text:span><text:span text:style-name="Teletype"><text:span text:style-name="T135">già esistente</text:span></text:span><text:span text:style-name="Teletype"><text:span text:style-name="T136">)</text:span></text:span><text:span text:style-name="Teletype"><text:span text:style-name="T135"> e</text:span></text:span><text:span text:style-name="Teletype"><text:span text:style-name="T134"> </text:span></text:span><text:span text:style-name="Teletype"><text:span text:style-name="T135">la classe</text:span></text:span><text:span text:style-name="Teletype"><text:span text:style-name="T133"> </text:span></text:span><text:span text:style-name="Teletype"><text:span text:style-name="T234">Rossa</text:span></text:span><text:span text:style-name="Teletype"><text:span text:style-name="T102"> </text:span></text:span><text:span text:style-name="T109">ancora da creare e suggerisce,</text:span><text:span text:style-name="T104"> visto </text:span><text:span text:style-name="T102">che prevedibilmente altre </text:span><text:span text:style-name="T109">offerte</text:span><text:span text:style-name="T107"> </text:span><text:span text:style-name="T109">potrebbero essere </text:span><text:span text:style-name="T110">studiate </text:span><text:span text:style-name="T112">in futuro</text:span><text:span text:style-name="T102">,</text:span><text:span text:style-name="T105"> </text:span><text:span text:style-name="T110">di </text:span><text:span text:style-name="T104">ristruttare il codice introducendo un </text:span><text:span text:style-name="T106">nuovo </text:span><text:span text:style-name="T104">tipo </text:span><text:span text:style-name="T111">astratto</text:span><text:span text:style-name="T104"> </text:span><text:span text:style-name="T247">bici.</text:span><text:span text:style-name="T248">tipo</text:span><text:span text:style-name="T246">.</text:span><text:span text:style-name="T247">Bici</text:span><text:span text:style-name="T245"> </text:span><text:span text:style-name="T104">che accumuni </text:span><text:span text:style-name="T106">tutte </text:span><text:span text:style-name="T107">le </text:span><text:span text:style-name="T108">tipologie </text:span><text:span text:style-name="T110">di </text:span><text:span text:style-name="T113">biciclette</text:span><text:span text:style-name="T107">, </text:span><text:span text:style-name="T113">sia </text:span><text:span text:style-name="T108">presenti </text:span><text:span text:style-name="T113">sia</text:span><text:span text:style-name="T108"> future</text:span><text:span text:style-name="T102">. </text:span></text:p>
      <text:p text:style-name="P34"/>
      <text:p text:style-name="P12"/>
      <text:p text:style-name="P16">DOMANDA 2 (<text:span text:style-name="T386">35</text:span>%)</text:p>
      <text:p text:style-name="P24"><text:span text:style-name="T77">Pertanto </text:span><text:span text:style-name="T149">il progettista esperto </text:span><text:span text:style-name="T77">suggerisce di ristrutturare </text:span><text:span text:style-name="T96">l'applicazio</text:span><text:span text:style-name="T95">n</text:span><text:span text:style-name="T96">e come segue:</text:span></text:p>
      <text:p text:style-name="P27"/>
      <text:list xml:id="list3993637384" text:style-name="L1">
        <text:list-item>
          <text:p text:style-name="P37"><text:span text:style-name="T174">(</text:span><text:span text:style-name="T175">2</text:span><text:span text:style-name="T176">0</text:span><text:span text:style-name="T174">%) </text:span><text:span text:style-name="T114">In</text:span><text:span text:style-name="T77">trodurre una classe astratta </text:span><text:span text:style-name="T261">bici.tipo</text:span><text:span text:style-name="T259">.</text:span><text:span text:style-name="T261">Bici </text:span><text:span text:style-name="T77">per generalizzare </text:span><text:span text:style-name="T155">le </text:span><text:span text:style-name="T172">biciclette</text:span><text:span text:style-name="T155"> di tipo</text:span><text:span text:style-name="T77"> </text:span><text:span text:style-name="Teletype"><text:span text:style-name="T260">Bianca</text:span></text:span><text:span text:style-name="T77"> e</text:span><text:span text:style-name="T77"> </text:span><text:span text:style-name="T257">Rossa</text:span><text:span text:style-name="T155">. </text:span><text:span text:style-name="T158">N</text:span><text:span text:style-name="T77">el</text:span><text:span text:style-name="T97">le classi che facevano uso </text:span><text:span text:style-name="T158">d</text:span><text:span text:style-name="T168">el primo tipo</text:span><text:span text:style-name="T97">, </text:span><text:span text:style-name="T168">generalizzare</text:span><text:span text:style-name="T97"> il codice usando </text:span><text:span text:style-name="T101">solo il</text:span><text:span text:style-name="T97"> nuovo tipo </text:span><text:span text:style-name="T155">astratto </text:span><text:span text:style-name="T158">al posto de</text:span><text:span text:style-name="T173">l</text:span><text:span text:style-name="T158"> precedent</text:span><text:span text:style-name="T173">e</text:span><text:span text:style-name="T158"> tip</text:span><text:span text:style-name="T173">o</text:span><text:span text:style-name="T158"> concret</text:span><text:span text:style-name="T173">o</text:span><text:span text:style-name="T97">. </text:span><text:span text:style-name="T101">S</text:span><text:span text:style-name="T97">i segnalano </text:span><text:span text:style-name="T177">almeno</text:span><text:span text:style-name="T158"> questi </text:span><text:span text:style-name="T97">utilizzi: </text:span><text:span text:style-name="T157">metodi</text:span><text:span text:style-name="T98"> </text:span><text:span text:style-name="T259">bici.</text:span><text:span text:style-name="T249">sim.</text:span><text:span text:style-name="T258">Simulatore.simula()</text:span><text:span text:style-name="T155">, </text:span><text:span text:style-name="T243">bici.g</text:span><text:span text:style-name="T241">ui.GUI.disegna</text:span><text:span text:style-name="T244">Bici</text:span><text:span text:style-name="T242">()</text:span><text:span text:style-name="T295">, </text:span><text:span text:style-name="T157">ove </text:span><text:span text:style-name="T155">alcune operazioni </text:span><text:span text:style-name="T168">vanno </text:span><text:span text:style-name="T169">opportunamente </text:span><text:span text:style-name="T168">generalizzat</text:span><text:span text:style-name="T170">e</text:span><text:span text:style-name="T168"> </text:span><text:span text:style-name="T99">per </text:span><text:span text:style-name="T168">funzionare indipendentemente dal </text:span><text:span text:style-name="T99">tipo </text:span><text:span text:style-name="T156">dinamico </text:span><text:span text:style-name="T168">delle </text:span><text:span text:style-name="T172">biciclette</text:span><text:span text:style-name="T168"> coinvolte</text:span><text:span text:style-name="T100">. </text:span><text:span text:style-name="T115">C</text:span><text:span text:style-name="T116">iascun</text:span><text:span text:style-name="T128">a </text:span><text:span text:style-name="T116">possiede un intero identificatore </text:span><text:span text:style-name="T130">(“</text:span><text:span text:style-name="T250">id</text:span><text:span text:style-name="T130">”) progressivo base 0</text:span><text:span text:style-name="T116"> </text:span><text:span text:style-name="T117">assegnato sulla base della </text:span><text:span text:style-name="T128">propria tipologia</text:span><text:span text:style-name="T116">, </text:span><text:span text:style-name="T130">ed </text:span><text:span text:style-name="T116">incrementato </text:span><text:span text:style-name="T118">ogni qualvolta </text:span><text:span text:style-name="T129"><text:s/></text:span><text:span text:style-name="T118">un</text:span><text:span text:style-name="T116"> nuovo </text:span><text:span text:style-name="T119">esemplare </text:span><text:span text:style-name="T116">di quella tipologia</text:span><text:span text:style-name="T131"> </text:span><text:span text:style-name="T118">viene</text:span><text:span text:style-name="T116"> creato: </text:span><text:span text:style-name="T115">a supporto </text:span><text:span text:style-name="T129">e precisazione </text:span><text:span text:style-name="T115">di questo requisito </text:span><text:span text:style-name="T132">completare e </text:span><text:span text:style-name="T130">ricorrere all’</text:span><text:span text:style-name="T129">ese</text:span><text:span text:style-name="T130">cuzione dei</text:span><text:span text:style-name="T129"> </text:span><text:span text:style-name="T120">test </text:span><text:span text:style-name="T121">di unita`</text:span><text:span text:style-name="T129"> </text:span><text:span text:style-name="T130">presenti nella classe </text:span><text:span text:style-name="T252">bici.</text:span><text:span text:style-name="T254">tipo</text:span><text:span text:style-name="T252">.</text:span><text:span text:style-name="T253">Bici</text:span><text:span text:style-name="T250">Test</text:span><text:span text:style-name="T126"> (test-case </text:span><text:span text:style-name="T250">testIdProgressivi…</text:span><text:span text:style-name="T251">()</text:span><text:span text:style-name="T116">). </text:span><text:span text:style-name="T127">Verificare ed eventualmente correggere il codice </text:span><text:span text:style-name="T130">principale</text:span><text:span text:style-name="T127"> affinch</text:span><text:span text:style-name="T128">e’ </text:span><text:span text:style-name="T127">questi test abbiano </text:span><text:span text:style-name="T130">sempre </text:span><text:span text:style-name="T127">successo</text:span><text:span text:style-name="T122">. </text:span><text:span text:style-name="T123">Implementare le modifiche suggerite dal progettista esperto, </text:span><text:span text:style-name="T124">quindi verificare </text:span><text:span text:style-name="T123">il funzionamento dell’applicazione </text:span><text:span text:style-name="T125">anche </text:span><text:span text:style-name="T123">dopo le modifiche.</text:span></text:p>
          <text:p text:style-name="P44"/>
        </text:list-item>
        <text:list-item>
          <text:p text:style-name="P42"><text:span text:style-name="T204">(</text:span><text:span text:style-name="T205">1</text:span><text:span text:style-name="T206">5</text:span><text:span text:style-name="T204">%)</text:span><text:span text:style-name="T180"> </text:span><text:span text:style-name="T182">Creare</text:span><text:span text:style-name="T178"> </text:span><text:span text:style-name="T196">la</text:span><text:span text:style-name="T178"> </text:span><text:span text:style-name="T196">classe associata alla </text:span><text:span text:style-name="T178">nuova </text:span><text:span text:style-name="T183">tipologia </text:span><text:span text:style-name="T181">di </text:span><text:span text:style-name="T196">offerta</text:span><text:span text:style-name="T183"> </text:span><text:span text:style-name="T182">aggiungendo la classe</text:span><text:span text:style-name="T178"> </text:span><text:span text:style-name="T266">Rossa</text:span><text:span text:style-name="T184">:</text:span><text:span text:style-name="T178"> </text:span><text:span text:style-name="T195">tutte </text:span><text:span text:style-name="T183">le </text:span><text:span text:style-name="T200">biciclette</text:span><text:span text:style-name="T195"> </text:span><text:span text:style-name="T183">di questo tipo </text:span><text:span text:style-name="T195">possiedono un <text:s/>riferimento verso lo stesso elenco di destinazioni possibili e possono spostarsi solo tra quest</text:span><text:span text:style-name="T196">e</text:span><text:span text:style-name="T195">. </text:span><text:span text:style-name="T178">Cambiare il <text:s/>codice </text:span><text:span text:style-name="T179">(in particolare </text:span><text:span text:style-name="T186">il corpo</text:span><text:span text:style-name="T179"> del metodo </text:span><text:span text:style-name="T291">bici.sim.S</text:span><text:span text:style-name="T290">imulatore.c</text:span><text:span text:style-name="T289">rea</text:span><text:span text:style-name="T294">Biciclette</text:span><text:span text:style-name="T289">()</text:span><text:span text:style-name="T201">) </text:span><text:span text:style-name="T178">di modo che anche i </text:span><text:span text:style-name="T183">nuovi tipi di </text:span><text:span text:style-name="T200">bicicletta</text:span><text:span text:style-name="T183"> </text:span><text:span text:style-name="T178">entrino </text:span><text:span text:style-name="T185">a pieno titolo nella simulazione. </text:span></text:p>
          <text:p text:style-name="P43"><text:span text:style-name="T186">(</text:span><text:span text:style-name="T207">Sugg.</text:span><text:span text:style-name="T186">: sfrutta</text:span><text:span text:style-name="T187">re </text:span><text:span text:style-name="T197">anche</text:span><text:span text:style-name="T186"> i servizi del metodo</text:span><text:span text:style-name="T178"> </text:span><text:span text:style-name="T292">bici.sim</text:span><text:span text:style-name="T290">.</text:span><text:span text:style-name="T292">GeneratoreCasuale.</text:span><text:span text:style-name="T293">generaNposizioniCasuali</text:span><text:span text:style-name="T292">(</text:span><text:span text:style-name="T290">)</text:span><text:span text:style-name="T186"> )</text:span></text:p>
          <text:p text:style-name="P38"/>
        </text:list-item>
      </text:list>
      <text:p text:style-name="P11"><text:span text:style-name="T182">Le </text:span><text:span text:style-name="T181">domande che seguono </text:span><text:span text:style-name="T188">richiedono </text:span><text:span text:style-name="T192">il completamento</text:span><text:span text:style-name="T188"> d</text:span><text:span text:style-name="T199">i alcuni</text:span><text:span text:style-name="T188"> </text:span><text:span text:style-name="T199">corpi dei </text:span><text:span text:style-name="T188">metodi </text:span><text:span text:style-name="T198">nella classe </text:span><text:span text:style-name="T263">bici.sim</text:span><text:span text:style-name="T262">.Statistiche</text:span><text:span text:style-name="T188">: </text:span><text:span text:style-name="T199">questi sono dedicati al </text:span><text:span text:style-name="T193">calcol</text:span><text:span text:style-name="T199">o</text:span><text:span text:style-name="T193"> </text:span><text:span text:style-name="T199">del</text:span><text:span text:style-name="T194">le</text:span><text:span text:style-name="T187"> </text:span><text:span text:style-name="T181">statistiche </text:span><text:span text:style-name="T189">al termine di ciascuna simulazione</text:span><text:span text:style-name="T181">. </text:span><text:span text:style-name="T188">Sono anche gia` forniti </text:span><text:span text:style-name="T191">a supporto </text:span><text:span text:style-name="T188">dei metodi di stampa </text:span><text:span text:style-name="T194">dei loro risultati </text:span><text:span text:style-name="T191">per</text:span><text:span text:style-name="T188"> facilita</text:span><text:span text:style-name="T199">rne la verifica del corretto funzionamento</text:span><text:span text:style-name="T188">. </text:span><text:span text:style-name="T191">Si suggerisce di studiare </text:span><text:span text:style-name="T190">il sorgente </text:span><text:span text:style-name="T181">della classe </text:span><text:span text:style-name="T263">bici.sim</text:span><text:span text:style-name="T262">.Statistiche</text:span><text:span text:style-name="T181"> </text:span><text:span text:style-name="T194">ed in particolare il metodo </text:span><text:span text:style-name="T262">stampaFinal</text:span><text:span text:style-name="T263">e()</text:span><text:span text:style-name="T194">p</text:span><text:span text:style-name="T191">er i dettagli.</text:span></text:p>
      <text:p text:style-name="P7"/>
      <text:p text:style-name="P23">DOMANDA 3<text:span text:style-name="T384"> </text:span>(<text:span text:style-name="T393">20</text:span>%)</text:p>
      <text:p text:style-name="P25">Dopo aver completato il punto precedente:</text:p>
      <text:p text:style-name="P25"/>
      <text:list xml:id="list419686491" text:style-name="L2">
        <text:list-item>
          <text:p text:style-name="P45"><text:span text:style-name="T324">completare</text:span><text:span text:style-name="T315"> il codice del metodo </text:span><text:span text:style-name="T334">Map&lt; </text:span><text:span text:style-name="T351">Bici</text:span><text:span text:style-name="T334">, </text:span><text:span text:style-name="T349">List</text:span><text:span text:style-name="T342">&lt; </text:span><text:span text:style-name="T344">Percorso</text:span><text:span text:style-name="T343"> </text:span><text:span text:style-name="T342">&gt; </text:span><text:span text:style-name="T335">&gt;</text:span><text:span text:style-name="T334"> </text:span><text:span text:style-name="T340">percorso</text:span><text:span text:style-name="T337">Per</text:span><text:span text:style-name="T339">Bici</text:span><text:span text:style-name="T334">(</text:span><text:span text:style-name="T350">Set</text:span><text:span text:style-name="T341">&lt; </text:span><text:span text:style-name="T344">Percorso</text:span><text:span text:style-name="T343"> </text:span><text:span text:style-name="T341">&gt;</text:span><text:span text:style-name="T334">)</text:span><text:span text:style-name="T361"> </text:span><text:span text:style-name="T315">nella</text:span><text:span text:style-name="T314"> </text:span><text:span text:style-name="T315">classe </text:span><text:span text:style-name="Teletype"><text:span text:style-name="T229">Statistiche</text:span></text:span><text:span text:style-name="T315">. In particolare questo metodo deve scandire </text:span><text:span text:style-name="T332">l’insieme</text:span><text:span text:style-name="T321"> degli oggetti di tipo </text:span><text:span text:style-name="T340">Percorso</text:span><text:span text:style-name="T321"> che riceve </text:span><text:span text:style-name="T320">come parametro</text:span><text:span text:style-name="T317">,</text:span><text:span text:style-name="T315"> </text:span><text:span text:style-name="T316">e </text:span><text:span text:style-name="T325">raggrupparli sulla base della</text:span><text:span text:style-name="T316"> </text:span><text:span text:style-name="T330">bicicletta</text:span><text:span text:style-name="T326"> che li ha percorsi</text:span><text:span text:style-name="T316">, associando</text:span><text:span text:style-name="T318">l</text:span><text:span text:style-name="T329">i</text:span><text:span text:style-name="T318"> </text:span><text:span text:style-name="T319">al</text:span><text:span text:style-name="T318"> </text:span><text:span text:style-name="T322">corrispondente</text:span><text:span text:style-name="T321"> oggetto </text:span><text:span text:style-name="T339">Bici</text:span><text:span text:style-name="T318">.</text:span></text:p>
          <text:list>
            <text:list-item>
              <text:list>
                <text:list-header>
                  <text:p text:style-name="P39"><text:span text:style-name="T311">E' possibile, </text:span><text:span text:style-name="T313">ma solo se ritenuto necessario,</text:span><text:span text:style-name="T311"> modificare anche il codice della classe </text:span><text:span text:style-name="T307">Percorso</text:span><text:span text:style-name="T306"> </text:span><text:span text:style-name="T312">e d</text:span><text:span text:style-name="T311">ella classe </text:span><text:span text:style-name="T307">Bici</text:span><text:span text:style-name="T313">.</text:span></text:p>
                </text:list-header>
              </text:list>
            </text:list-item>
          </text:list>
          <text:p text:style-name="P45"><text:span text:style-name="T320">(</text:span><text:span text:style-name="T327">S</text:span><text:span text:style-name="T328">ugg</text:span><text:span text:style-name="T323">.: </text:span><text:span text:style-name="T333">usare</text:span><text:span text:style-name="T323"> il</text:span><text:span text:style-name="T320"> metodo </text:span><text:span text:style-name="T338">bici.sim.</text:span><text:span text:style-name="T339">Percorso</text:span><text:span text:style-name="T337">.get</text:span><text:span text:style-name="T339">Bici</text:span><text:span text:style-name="T336">()</text:span><text:span text:style-name="T331">; si consideri </text:span><text:span text:style-name="T332">anche </text:span><text:span text:style-name="T331">che alcune bici possono ripetere lo stesso percorso più volte </text:span><text:span text:style-name="T333">e che il risultato di questo metodo alimenta il metodo </text:span><text:span text:style-name="T339">utilizzi()</text:span><text:span text:style-name="T333"> oggetto della prossima domanda</text:span><text:span text:style-name="T331">)</text:span><text:span text:style-name="T315">.</text:span></text:p>
          <text:p text:style-name="P47"/>
        </text:list-item>
        <text:list-item>
          <text:p text:style-name="P46"><text:span text:style-name="T286">completare</text:span><text:span text:style-name="T285"> </text:span><text:span text:style-name="T286">il </text:span><text:span text:style-name="T287">corrispondente</text:span><text:span text:style-name="T286"> test-case </text:span><text:span text:style-name="T270">test</text:span><text:span text:style-name="T274">Percorso</text:span><text:span text:style-name="T271">Per</text:span><text:span text:style-name="T273">Bici</text:span><text:span text:style-name="T270">()</text:span><text:span text:style-name="T288"> </text:span><text:span text:style-name="T209">all'interno di </text:span><text:span text:style-name="T272">StatisticheTest</text:span></text:p>
        </text:list-item>
      </text:list>
      <text:p text:style-name="P29"/>
      <text:p text:style-name="P20"><text:span text:style-name="T302">DOMANDA </text:span><text:span text:style-name="T304">4</text:span> <text:span text:style-name="T302">(</text:span><text:span text:style-name="T303">2</text:span><text:span text:style-name="T305">5</text:span><text:span text:style-name="T302">%)</text:span></text:p>
      <text:list xml:id="list114301628433862" text:continue-list="list3993637384" text:style-name="L1">
        <text:list-header>
          <text:p text:style-name="P41"><text:span text:style-name="T220">Completare</text:span><text:span text:style-name="T217"> </text:span><text:span text:style-name="T220">il metodo </text:span><text:span text:style-name="T277">SortedMap&lt; Coordinate,Integer &gt;</text:span><text:span text:style-name="T275"> utilizzi</text:span><text:span text:style-name="T276">(</text:span><text:span text:style-name="T277"> Map&lt; </text:span><text:span text:style-name="T283">Bici</text:span><text:span text:style-name="T277">, </text:span><text:span text:style-name="T278">List</text:span><text:span text:style-name="T279">&lt; </text:span><text:span text:style-name="T280">Percorso</text:span><text:span text:style-name="T281"> </text:span><text:span text:style-name="T279">&gt; </text:span><text:span text:style-name="T282">&gt;</text:span><text:span text:style-name="T276">) </text:span><text:span text:style-name="T221">presente n</text:span><text:span text:style-name="T220">ella</text:span><text:span text:style-name="T217"> </text:span><text:span text:style-name="T220">classe </text:span><text:span text:style-name="Teletype"><text:span text:style-name="T284">Statistiche</text:span></text:span><text:span text:style-name="T218">.</text:span></text:p>
        </text:list-header>
      </text:list>
      <text:p text:style-name="P30"><text:span text:style-name="T383">Riceve la mappa dei percorsi effettuati da ciascuna bici (come restituito dal metodo </text:span><text:span text:style-name="T275">percorsoPerBici()</text:span><text:span text:style-name="T383"> scritto in risposta alla domanda precedente) e r</text:span><text:span text:style-name="T376">estituisce la </text:span><text:span text:style-name="T373">classifica </text:span><text:span text:style-name="T376">(modellata dalla </text:span><text:span text:style-name="T277">SortedMap</text:span><text:span text:style-name="T376">) </text:span><text:span text:style-name="T375">de</text:span><text:span text:style-name="T376">lle posizioni più frequentemente</text:span><text:span text:style-name="T375"> </text:span><text:span text:style-name="T376">utilizzate come destinazione e/o origine di uno dei </text:span><text:span text:style-name="T380">percorsi</text:span><text:span text:style-name="T376"> ricevuti nella lista passata come parametro. Ad ogni posizione </text:span><text:span text:style-name="T378">che figura</text:span><text:span text:style-name="T377"> come chiave </text:span><text:span text:style-name="T376">nella mapp</text:span><text:span text:style-name="T377">a</text:span><text:span text:style-name="T376"> corrisponde </text:span><text:span text:style-name="T377">come valore </text:span><text:span text:style-name="T378">un oggetto </text:span><text:span text:style-name="T277">Integer</text:span><text:span text:style-name="T378"> pari a</text:span><text:span text:style-name="T376">l numero complessivo di utilizzi, </text:span><text:span text:style-name="T379">da parte di una qualsiasi </text:span><text:span text:style-name="T380">bicicletta</text:span><text:span text:style-name="T379"> che abbia participato alla simulazione</text:span><text:span text:style-name="T376">. </text:span><text:span text:style-name="T381">Se una stessa bici ripete lo stesso percorso diverse volte, ciascun </text:span><text:span text:style-name="T382">percorso</text:span><text:span text:style-name="T381"> va contato separatamente.</text:span><text:span text:style-name="T373"> </text:span><text:span text:style-name="T374">Utilizzare </text:span><text:span text:style-name="T214">un criterio di ordinamento </text:span><text:span text:style-name="T219">esterno</text:span><text:span text:style-name="T215"> </text:span><text:span text:style-name="T216">alla</text:span><text:span text:style-name="T215"> classe </text:span><text:span text:style-name="T277">Coordinate</text:span><text:span text:style-name="T222">.</text:span></text:p>
      <text:p text:style-name="P26">(<text:span text:style-name="T394">Sugg.</text:span>: Assicurarsi che oggetti <text:span text:style-name="T396">rappresentanti</text:span> coordinate distinte non finiscano per essere esclusi dal<text:span text:style-name="T395">le chiavi del</text:span> risultato solo perché aventi lo stesso numero di utilizzi <text:span text:style-name="T396">di </text:span>altri).</text:p>
      <text:p text:style-name="P26"/>
      <text:p text:style-name="P17">DOMANDA <text:span text:style-name="T385">5</text:span> (<text:span text:style-name="T387">20</text:span>%)</text:p>
      <text:p text:style-name="P32"><text:span text:style-name="T363">Scrivere una nuova classe di test</text:span><text:span text:style-name="T362"> </text:span><text:span text:style-name="T356">bici.</text:span><text:span text:style-name="T358">tipo</text:span><text:span text:style-name="T357">.</text:span><text:span text:style-name="T358">tipo</text:span><text:span text:style-name="T360">Rossa</text:span><text:span text:style-name="T352">Test </text:span><text:span text:style-name="T364">(posiziona</text:span><text:span text:style-name="T365">ndola </text:span><text:span text:style-name="T366">corrispondentemente alla classe sotto test </text:span><text:span text:style-name="T355">Rossa</text:span><text:span text:style-name="T366">, ovvero </text:span><text:span text:style-name="T365">all’interno della </text:span><text:span text:style-name="T364">directory </text:span><text:span text:style-name="T346">test/</text:span><text:span text:style-name="T345">bici</text:span><text:span text:style-name="T347">/</text:span><text:span text:style-name="T348">tipo</text:span><text:span text:style-name="T364">) con</text:span><text:span text:style-name="T362"> </text:span><text:span text:style-name="T367">almeno </text:span><text:span text:style-name="T369">due</text:span><text:span text:style-name="T367"> </text:span><text:span text:style-name="T362">test-case </text:span><text:span text:style-name="T370">minimali</text:span><text:span text:style-name="T372"> </text:span><text:span text:style-name="T371">per</text:span><text:span text:style-name="T362"> verificare il corretto funzionamento </text:span><text:span text:style-name="T368">del metodo </text:span><text:span text:style-name="T369">che si occupa della scelta della prossima destinazione.</text:span><text:span text:style-name="T363"> </text:span><text:span text:style-name="T210">E' possibile, </text:span><text:span text:style-name="T211">ma solo se ritenuto </text:span><text:span text:style-name="T212">conveniente e senza </text:span><text:span text:style-name="T213">compromettere</text:span><text:span text:style-name="T212"> il resto del progetto</text:span><text:span text:style-name="T211">,</text:span><text:span text:style-name="T210"> modificare anche il codice della classe </text:span><text:span text:style-name="T269">Rossa</text:span><text:span text:style-name="T268"> </text:span><text:span text:style-name="T203">per favorirne la </text:span><text:span text:style-name="T208">testabilita`</text:span><text:span text:style-name="T203">.</text:span></text:p>
      <text:p text:style-name="P33"/>
      <text:p text:style-name="P18"><text:span text:style-name="T63">DOMANDA </text:span><text:span text:style-name="T64">6</text:span><text:span text:style-name="T63"> (</text:span><text:span text:style-name="T65">SOLO PER STUDENTI CHE SOSTENGONO L’ESAME DA 9 CFU </text:span><text:span text:style-name="T66">+</text:span><text:span text:style-name="T62">10</text:span><text:span text:style-name="T63">%)</text:span></text:p>
      <text:p text:style-name="P31"><text:span text:style-name="T60">Il programma termina quando </text:span><text:span text:style-name="T59">viene premuto il tast</text:span><text:span text:style-name="T60">o</text:span><text:span text:style-name="T59"> ESCape. </text:span><text:span text:style-name="T60">Questo dovrebbe causare anche la stampa del messaggio “</text:span><text:span text:style-name="T301">Richiesta la terminazione della simulazione</text:span><text:span text:style-name="T60">“ che invece spesso </text:span><text:span text:style-name="T61">non </text:span><text:span text:style-name="T60">appare perche’ il programma termina prima </text:span><text:span text:style-name="T61">ancora </text:span><text:span text:style-name="T60">che il thread </text:span><text:span text:style-name="T61">adibito alla sua stampa </text:span><text:span text:style-name="T60">arrivi </text:span><text:span text:style-name="T61">ad eseguirla</text:span><text:span text:style-name="T60">. </text:span></text:p>
      <text:p text:style-name="P19"><text:span text:style-name="T59"><text:s/></text:span><text:span text:style-name="T60">Cambiare il codice del metodo </text:span><text:span text:style-name="T300">simula()</text:span><text:span text:style-name="T60"> all’interno della classe </text:span><text:span text:style-name="T300">Simulatore</text:span><text:span text:style-name="T60"> affinché le stampa del messaggio avvenga sempre </text:span><text:span text:style-name="T61">(Non e` possibile cambiare il codice delle altre classi per rispondere a questa domanda).</text:span>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" svg:font-family="'Courier New', monospace"/>
    <style:font-face style:name="Monospace" svg:font-family="Monospace"/>
    <style:font-face style:name="Times New Roman1" svg:font-family="'Times New Roman', serif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4pt" fo:language="it" fo:country="IT" style:font-name-asian="Droid Sans Fallback" style:font-size-asian="14pt" style:language-asian="zh" style:country-asian="CN" style:font-name-complex="FreeSans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4pt" fo:language="it" fo:country="IT" style:font-name-asian="Droid Sans Fallback" style:font-size-asian="14pt" style:language-asian="zh" style:country-asian="CN" style:font-name-complex="FreeSans" style:font-size-complex="1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/>
    </style:style>
    <style:style style:name="Heading" style:family="paragraph" style:parent-style-name="Standard" style:next-style-name="Text_20_body" style:class="text">
      <style:paragraph-properties fo:margin-top="0.1665in" fo:margin-bottom="0.1965in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in" fo:margin-bottom="0.0799in" loext:contextual-spacing="false" fo:text-align="start" style:justify-single-word="false" fo:orphans="2" fo:widows="2" style:writing-mode="lr-tb"/>
      <style:text-properties fo:color="#000000" style:font-name="Times New Roman1" fo:font-family="'Times New Roman', serif" fo:font-size="12pt" style:font-name-asian="Times New Roman1" style:font-family-asian="'Times New Roman', serif" style:font-size-asian="12pt" style:language-asian="zxx" style:country-asian="none" style:font-name-complex="Times New Roman1" style:font-family-complex="'Times New Roman', serif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Cour" style:family="paragraph" style:parent-style-name="Text_20_body">
      <style:paragraph-properties fo:margin-top="0in" fo:margin-bottom="0in" loext:contextual-spacing="false" fo:text-align="justify" style:justify-single-word="false"/>
    </style:style>
    <style:style style:name="Courier_20_New" style:display-name="Courier New" style:family="paragraph" style:parent-style-name="Text_20_body">
      <style:paragraph-properties fo:margin-left="1in" fo:margin-right="0in" fo:margin-top="0in" fo:margin-bottom="0in" loext:contextual-spacing="false" fo:text-align="justify" style:justify-single-word="false" fo:text-indent="-0.25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, monospace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it" fo:country="IT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in" fo:page-height="30in" style:num-format="1" style:print-orientation="portrait" fo:margin-top="0.1299in" fo:margin-bottom="0.1299in" fo:margin-left="0.7902in" fo:margin-right="0.3902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n programmatore sta implementando una applicazione per la gestione progetti</dc:title>
    <meta:initial-creator>Paolo Merialdo</meta:initial-creator>
    <dc:date>2018-09-20T11:43:01.254135552</dc:date>
    <meta:editing-duration>PT21H43M42S</meta:editing-duration>
    <meta:editing-cycles>206</meta:editing-cycles>
    <meta:generator>LibreOffice/6.0.3.2$Linux_X86_64 LibreOffice_project/00m0$Build-2</meta:generator>
    <meta:document-statistic meta:table-count="0" meta:image-count="0" meta:object-count="0" meta:page-count="1" meta:paragraph-count="34" meta:word-count="1201" meta:character-count="8716" meta:non-whitespace-character-count="7546"/>
  </office:meta>
</office:document-meta>
</file>